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mfortaa" svg:font-family="Comfortaa"/>
    <style:font-face style:name="Comfortaa1" svg:font-family="Comfortaa"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erif2" svg:font-family="'Liberation Serif'" style:font-family-generic="swiss" style:font-pitch="variable"/>
    <style:font-face style:name="Lucida Sans" svg:font-family="'Lucida Sans'" style:font-family-generic="swiss" style:font-pitch="variable"/>
    <style:font-face style:name="Lucida Sans Unicode" svg:font-family="'Lucida Sans Unicode'" style:font-pitch="variable"/>
    <style:font-face style:name="Lucida Sans Unicode1" svg:font-family="'Lucida Sans Unicode'" style:font-family-generic="system" style:font-pitch="variable"/>
    <style:font-face style:name="Lucida Sans1" svg:font-family="'Lucida Sans'" style:font-family-generic="swiss"/>
    <style:font-face style:name="Lucida Sans2" svg:font-family="'Lucida Sans'" style:font-pitch="variable"/>
    <style:font-face style:name="Lucida Sans3" svg:font-family="'Lucida Sans'"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Quicksand" svg:font-family="Quicksand" style:font-pitch="variable"/>
    <style:font-face style:name="Tahoma" svg:font-family="Tahoma" style:font-family-generic="system" style:font-pitch="variable"/>
    <style:font-face style:name="Tahoma1" svg:font-family="Tahoma"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1.97cm"/>
      <style:paragraph-properties style:writing-mode="lr-tb"/>
    </style:style>
    <style:style style:name="gr2" style:family="graphic" style:parent-style-name="standard">
      <style:graphic-properties draw:stroke="none" svg:stroke-color="#3465a4" draw:fill="none" fo:min-height="1.971cm"/>
      <style:paragraph-properties style:writing-mode="lr-tb"/>
    </style:style>
    <style:style style:name="gr3" style:family="graphic" style:parent-style-name="standard">
      <style:graphic-properties draw:stroke="none" draw:fill-color="#3465a4" draw:textarea-horizontal-align="justify" draw:textarea-vertical-align="middle" draw:auto-grow-height="false" fo:min-height="0.104cm" fo:min-width="0cm"/>
    </style:style>
    <style:style style:name="gr4" style:family="graphic" style:parent-style-name="standard">
      <style:graphic-properties draw:stroke="none" draw:fill-color="#bce4e5" draw:textarea-horizontal-align="justify" draw:textarea-vertical-align="middle" draw:auto-grow-height="false" fo:min-height="0.194cm" fo:min-width="0.993cm"/>
    </style:style>
    <style:style style:name="gr5" style:family="graphic" style:parent-style-name="standard">
      <style:graphic-properties draw:stroke="none" draw:fill="none" draw:fill-color="#ffffff" fo:min-height="1.971cm"/>
      <style:paragraph-properties style:writing-mode="lr-tb"/>
    </style:style>
    <style:style style:name="gr6" style:family="graphic" style:parent-style-name="standard">
      <style:graphic-properties draw:stroke="none" draw:fill="none" draw:fill-color="#ffffff" fo:min-height="1.102cm"/>
      <style:paragraph-properties style:writing-mode="lr-tb"/>
    </style:style>
    <style:style style:name="gr7" style:family="graphic">
      <style:graphic-properties style:protect="size"/>
    </style:style>
    <style:style style:name="gr8" style:family="graphic" style:parent-style-name="standard">
      <style:graphic-properties draw:stroke="none" draw:fill-color="#bce4e5" draw:textarea-horizontal-align="justify" draw:textarea-vertical-align="middle" draw:auto-grow-height="false" fo:min-height="0.194cm" fo:min-width="0.104cm"/>
    </style:style>
    <style:style style:name="gr9" style:family="graphic" style:parent-style-name="standard">
      <style:graphic-properties draw:stroke="none" draw:fill-color="#62a73b" draw:textarea-horizontal-align="justify" draw:textarea-vertical-align="middle" draw:auto-grow-height="false" fo:min-height="2.463cm" fo:min-width="2.213cm"/>
    </style:style>
    <style:style style:name="gr10" style:family="graphic" style:parent-style-name="standard">
      <style:graphic-properties draw:stroke="none" draw:fill-color="#ffffff" draw:textarea-horizontal-align="justify" draw:textarea-vertical-align="middle" draw:auto-grow-height="false" fo:min-height="0.104cm" fo:min-width="0cm"/>
    </style:style>
    <style:style style:name="gr11" style:family="graphic" style:parent-style-name="standard">
      <style:graphic-properties draw:stroke="none" draw:fill-color="#ffffff" draw:textarea-horizontal-align="justify" draw:textarea-vertical-align="middle" draw:auto-grow-height="false" fo:min-height="0.194cm" fo:min-width="0.104cm"/>
    </style:style>
    <style:style style:name="gr12" style:family="graphic" style:parent-style-name="standard">
      <style:graphic-properties draw:stroke="none" draw:fill-color="#62a73b" draw:textarea-horizontal-align="justify" draw:textarea-vertical-align="middle" draw:auto-grow-height="false" fo:min-height="1.872cm" fo:min-width="1.622cm"/>
    </style:style>
    <style:style style:name="gr13" style:family="graphic" style:parent-style-name="standard">
      <style:graphic-properties draw:stroke="none" draw:fill-color="#000000" draw:textarea-horizontal-align="justify" draw:textarea-vertical-align="middle" draw:auto-grow-height="false" fo:min-height="0.104cm" fo:min-width="0cm"/>
    </style:style>
    <style:style style:name="gr14" style:family="graphic" style:parent-style-name="standard">
      <style:graphic-properties draw:stroke="none" draw:fill-color="#000000" draw:textarea-horizontal-align="justify" draw:textarea-vertical-align="middle" draw:auto-grow-height="false" fo:min-height="0.194cm" fo:min-width="0.104cm"/>
    </style:style>
    <style:style style:name="gr15" style:family="graphic" style:parent-style-name="standard">
      <style:graphic-properties draw:stroke="none" draw:fill-color="#bce4e5" draw:textarea-horizontal-align="justify" draw:textarea-vertical-align="middle" draw:auto-grow-height="false" fo:min-height="0.194cm" fo:min-width="1.795cm"/>
    </style:style>
    <style:style style:name="gr16" style:family="graphic" style:parent-style-name="standard">
      <style:graphic-properties draw:stroke="none" draw:fill-color="#62a73b" draw:textarea-horizontal-align="justify" draw:textarea-vertical-align="middle" draw:auto-grow-height="false" fo:min-height="0.104cm" fo:min-width="0cm"/>
    </style:style>
    <style:style style:name="gr17" style:family="graphic" style:parent-style-name="standard">
      <style:graphic-properties draw:stroke="none" draw:fill-color="#62a73b" draw:textarea-horizontal-align="justify" draw:textarea-vertical-align="middle" draw:auto-grow-height="false" fo:min-height="0.987cm" fo:min-width="0.737cm" draw:shadow="hidden"/>
    </style:style>
    <style:style style:name="gr18" style:family="graphic" style:parent-style-name="standard">
      <style:graphic-properties draw:stroke="none" draw:fill="solid" draw:fill-color="#ffffff" draw:textarea-horizontal-align="center" draw:textarea-vertical-align="middle" fo:min-height="1.97cm" draw:shadow="hidden"/>
    </style:style>
    <style:style style:name="gr19" style:family="graphic" style:parent-style-name="standard">
      <style:graphic-properties draw:stroke="none" svg:stroke-color="#3465a4" draw:fill="solid" draw:fill-color="#ffffff" draw:textarea-horizontal-align="center" draw:textarea-vertical-align="middle" fo:min-height="1.971cm" draw:shadow="hidden"/>
    </style:style>
    <style:style style:name="gr20" style:family="graphic" style:parent-style-name="standard">
      <style:graphic-properties draw:stroke="none" draw:fill-color="#ffffff" draw:textarea-horizontal-align="justify" draw:textarea-vertical-align="middle" draw:auto-grow-height="false" fo:min-height="0.104cm" fo:min-width="0cm" draw:shadow="hidden"/>
    </style:style>
    <style:style style:name="gr21" style:family="graphic" style:parent-style-name="standard">
      <style:graphic-properties draw:stroke="none" draw:fill-color="#ffffff" draw:textarea-horizontal-align="justify" draw:textarea-vertical-align="middle" draw:auto-grow-height="false" fo:min-height="0.194cm" fo:min-width="0.104cm" draw:shadow="hidden"/>
    </style:style>
    <style:style style:name="gr22" style:family="graphic" style:parent-style-name="standard">
      <style:graphic-properties draw:stroke="none" draw:fill-color="#62a73b" draw:textarea-horizontal-align="justify" draw:textarea-vertical-align="middle" draw:auto-grow-height="false" fo:min-height="8.414cm" fo:min-width="8.8cm"/>
    </style:style>
    <style:style style:name="gr23" style:family="graphic" style:parent-style-name="standard">
      <style:graphic-properties draw:stroke="none" draw:fill-color="#62a73b" draw:textarea-horizontal-align="justify" draw:textarea-vertical-align="middle" draw:auto-grow-height="false" fo:min-height="3.584cm" fo:min-width="13.084cm"/>
    </style:style>
    <style:style style:name="gr24" style:family="graphic" style:parent-style-name="standard">
      <style:graphic-properties draw:stroke="none" draw:fill-color="#ffffff" draw:textarea-horizontal-align="justify" draw:textarea-vertical-align="middle" draw:auto-grow-height="false" fo:min-height="1.872cm" fo:min-width="1.622cm"/>
    </style:style>
    <style:style style:name="gr25" style:family="graphic" style:parent-style-name="standard">
      <style:graphic-properties draw:stroke="none" draw:fill-color="#62a73b" draw:textarea-horizontal-align="justify" draw:textarea-vertical-align="middle" draw:auto-grow-height="false" fo:min-height="0.194cm" fo:min-width="0.104cm"/>
    </style:style>
    <style:style style:name="gr26" style:family="graphic" style:parent-style-name="standard">
      <style:graphic-properties draw:stroke="none" svg:stroke-color="#000000" draw:fill="none" draw:fill-color="#ffffff" draw:textarea-horizontal-align="left" draw:auto-grow-height="true" draw:auto-grow-width="true" fo:min-height="2.207cm" fo:min-width="5.823cm"/>
      <style:paragraph-properties style:writing-mode="lr-tb"/>
    </style:style>
    <style:style style:name="gr27" style:family="graphic" style:parent-style-name="standard">
      <style:graphic-properties draw:stroke="none" draw:fill="none" draw:fill-color="#62a73b" fo:min-height="2.208cm"/>
      <style:paragraph-properties style:writing-mode="lr-tb"/>
    </style:style>
    <style:style style:name="gr28" style:family="graphic" style:parent-style-name="standard">
      <style:graphic-properties draw:stroke="none" draw:fill-color="#62a73b" draw:textarea-horizontal-align="justify" draw:textarea-vertical-align="middle" draw:auto-grow-height="false" fo:min-height="2.566cm" fo:min-width="9.242cm"/>
    </style:style>
    <style:style style:name="gr29" style:family="graphic" style:parent-style-name="standard">
      <style:graphic-properties draw:stroke="none" svg:stroke-color="#000000" draw:fill="none" draw:fill-color="#ffffff" draw:textarea-horizontal-align="left" draw:auto-grow-height="true" draw:auto-grow-width="true" fo:min-height="4.413cm" fo:min-width="1.293cm"/>
      <style:paragraph-properties style:writing-mode="lr-tb"/>
    </style:style>
    <style:style style:name="gr30" style:family="graphic" style:parent-style-name="standard">
      <style:graphic-properties draw:stroke="none" draw:fill-color="#ffffff" draw:textarea-horizontal-align="justify" draw:textarea-vertical-align="middle" draw:auto-grow-height="false" fo:min-height="0.987cm" fo:min-width="0.737cm" draw:shadow="hidden"/>
    </style:style>
    <style:style style:name="gr31" style:family="graphic" style:parent-style-name="standard">
      <style:graphic-properties draw:stroke="none" draw:fill="solid" draw:fill-color="#62a73b" draw:textarea-horizontal-align="center" draw:textarea-vertical-align="middle" fo:min-height="1.97cm" draw:shadow="hidden"/>
    </style:style>
    <style:style style:name="gr32" style:family="graphic" style:parent-style-name="standard">
      <style:graphic-properties draw:stroke="none" svg:stroke-color="#3465a4" draw:fill="solid" draw:fill-color="#62a73b" draw:textarea-horizontal-align="center" draw:textarea-vertical-align="middle" fo:min-height="1.971cm" draw:shadow="hidden"/>
    </style:style>
    <style:style style:name="gr33" style:family="graphic" style:parent-style-name="standard">
      <style:graphic-properties draw:stroke="none" draw:fill-color="#62a73b" draw:textarea-horizontal-align="justify" draw:textarea-vertical-align="middle" draw:auto-grow-height="false" fo:min-height="0.104cm" fo:min-width="0cm" draw:shadow="hidden"/>
    </style:style>
    <style:style style:name="gr34" style:family="graphic" style:parent-style-name="standard">
      <style:graphic-properties draw:stroke="none" draw:fill-color="#62a73b" draw:textarea-horizontal-align="justify" draw:textarea-vertical-align="middle" draw:auto-grow-height="false" fo:min-height="0.194cm" fo:min-width="0.104cm" draw:shadow="hidden"/>
    </style:style>
    <style:style style:name="gr35" style:family="graphic" style:parent-style-name="standard">
      <style:graphic-properties draw:stroke="none" draw:fill-color="#62a73b" draw:textarea-horizontal-align="justify" draw:textarea-vertical-align="middle" draw:auto-grow-height="false" fo:min-height="3.584cm" fo:min-width="13.084cm" draw:shadow="hidden"/>
    </style:style>
    <style:style style:name="gr36" style:family="graphic" style:parent-style-name="standard">
      <style:graphic-properties draw:stroke="none" draw:fill-color="#ffffff" draw:textarea-horizontal-align="justify" draw:textarea-vertical-align="middle" draw:auto-grow-height="false" fo:min-height="1.872cm" fo:min-width="1.622cm" draw:shadow="hidden"/>
    </style:style>
    <style:style style:name="gr37" style:family="graphic" style:parent-style-name="standard">
      <style:graphic-properties draw:stroke="none" svg:stroke-color="#000000" draw:fill="solid" draw:fill-color="#ffffff" draw:textarea-horizontal-align="left" draw:textarea-vertical-align="middle" draw:auto-grow-height="true" draw:auto-grow-width="false" fo:min-height="2.207cm" fo:min-width="4.013cm" draw:shadow="hidden"/>
    </style:style>
    <style:style style:name="gr38" style:family="graphic" style:parent-style-name="standard">
      <style:graphic-properties draw:stroke="none" draw:fill="solid" draw:fill-color="#ffffff" draw:textarea-horizontal-align="center" draw:textarea-vertical-align="middle" fo:min-height="2.208cm" draw:shadow="hidden"/>
    </style:style>
    <style:style style:name="gr39" style:family="graphic" style:parent-style-name="standard">
      <style:graphic-properties draw:stroke="none" draw:fill="solid" draw:fill-color="#ffffff" draw:textarea-horizontal-align="center" draw:textarea-vertical-align="middle" fo:min-height="1.971cm" draw:shadow="hidden"/>
    </style:style>
    <style:style style:name="gr40" style:family="graphic" style:parent-style-name="standard">
      <style:graphic-properties draw:stroke="none" svg:stroke-color="#000000" draw:fill="none" draw:fill-color="#ffffff" draw:textarea-horizontal-align="left" draw:auto-grow-height="true" draw:auto-grow-width="true" fo:min-height="3.304cm" fo:min-width="11.263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2.207cm" fo:min-width="6.95cm"/>
      <style:paragraph-properties style:writing-mode="lr-tb"/>
    </style:style>
    <style:style style:name="gr42" style:family="graphic" style:parent-style-name="standard">
      <style:graphic-properties draw:stroke="none" draw:fill="none" fo:min-height="2.208cm"/>
      <style:paragraph-properties style:writing-mode="lr-tb"/>
    </style:style>
    <style:style style:name="gr43" style:family="graphic" style:parent-style-name="standard">
      <style:graphic-properties draw:stroke="none" draw:fill-color="#62a73b" draw:textarea-horizontal-align="justify" draw:textarea-vertical-align="middle" draw:auto-grow-height="false" fo:min-height="2.566cm" fo:min-width="9.242cm" draw:shadow="hidden"/>
    </style:style>
    <style:style style:name="gr44" style:family="graphic" style:parent-style-name="standard">
      <style:graphic-properties draw:stroke="none" svg:stroke-color="#000000" draw:fill="solid" draw:fill-color="#ffffff" draw:textarea-horizontal-align="left" draw:textarea-vertical-align="middle" draw:auto-grow-height="true" draw:auto-grow-width="true" fo:min-height="0.626cm" fo:min-width="1.293cm" draw:shadow="hidden"/>
    </style:style>
    <style:style style:name="gr45" style:family="graphic" style:parent-style-name="standard">
      <style:graphic-properties draw:stroke="none" svg:stroke-color="#000000" draw:fill="none" draw:fill-color="#ffffff" draw:textarea-horizontal-align="left" draw:auto-grow-height="true" draw:auto-grow-width="true" fo:min-height="2.207cm" fo:min-width="8.837cm"/>
      <style:paragraph-properties style:writing-mode="lr-tb"/>
    </style:style>
    <style:style style:name="gr46" style:family="graphic" style:parent-style-name="standard">
      <style:graphic-properties draw:stroke="none" draw:fill="none" fo:min-height="1.987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2.207cm" fo:min-width="8.519cm"/>
      <style:paragraph-properties style:writing-mode="lr-tb"/>
    </style:style>
    <style:style style:name="gr48" style:family="graphic" style:parent-style-name="standard">
      <style:graphic-properties draw:stroke="none" draw:fill="none" fo:min-height="3.973cm"/>
      <style:paragraph-properties style:writing-mode="lr-tb"/>
    </style:style>
    <style:style style:name="pr1" style:family="presentation" style:parent-style-name="Default-notes">
      <style:graphic-properties draw:fill-color="#ffffff" fo:min-height="13.364cm"/>
      <style:paragraph-properties style:writing-mode="lr-tb"/>
    </style:style>
    <style:style style:name="P1" style:family="paragraph">
      <loext:graphic-properties draw:fill="none"/>
      <style:text-properties fo:color="#62a73b" loext:opacity="100%" fo:font-size="50pt" style:font-size-asian="50pt" style:font-size-complex="50pt"/>
    </style:style>
    <style:style style:name="P2" style:family="paragraph">
      <loext:graphic-properties draw:fill="none"/>
      <style:text-properties fo:color="#3465a4" loext:opacity="100%"/>
    </style:style>
    <style:style style:name="P3" style:family="paragraph">
      <loext:graphic-properties draw:fill-color="#3465a4"/>
      <style:paragraph-properties fo:text-align="center"/>
    </style:style>
    <style:style style:name="P4" style:family="paragraph">
      <loext:graphic-properties draw:fill-color="#bce4e5"/>
      <style:paragraph-properties fo:text-align="center"/>
    </style:style>
    <style:style style:name="P5" style:family="paragraph">
      <loext:graphic-properties draw:fill="none" draw:fill-color="#ffffff"/>
      <style:text-properties fo:color="#62a73b" loext:opacity="100%"/>
    </style:style>
    <style:style style:name="P6" style:family="paragraph">
      <loext:graphic-properties draw:fill="none" draw:fill-color="#ffffff"/>
      <style:text-properties fo:color="#3465a4" loext:opacity="100%" style:font-name="Quicksand" fo:font-weight="normal" style:font-weight-asian="normal" style:font-weight-complex="normal"/>
    </style:style>
    <style:style style:name="P7" style:family="paragraph">
      <loext:graphic-properties draw:fill-color="#ffffff"/>
    </style:style>
    <style:style style:name="P8" style:family="paragraph">
      <loext:graphic-properties draw:fill="none"/>
      <style:text-properties fo:color="#62a73b" loext:opacity="100%"/>
    </style:style>
    <style:style style:name="P9" style:family="paragraph">
      <loext:graphic-properties draw:fill-color="#62a73b"/>
      <style:paragraph-properties fo:text-align="center"/>
    </style:style>
    <style:style style:name="P10" style:family="paragraph">
      <loext:graphic-properties draw:fill="none"/>
      <style:text-properties fo:color="#ffffff" loext:opacity="100%"/>
    </style:style>
    <style:style style:name="P11" style:family="paragraph">
      <loext:graphic-properties draw:fill-color="#ffffff"/>
      <style:paragraph-properties fo:text-align="center"/>
    </style:style>
    <style:style style:name="P12" style:family="paragraph">
      <loext:graphic-properties draw:fill="none"/>
      <style:text-properties fo:color="#000000" loext:opacity="100%"/>
    </style:style>
    <style:style style:name="P13" style:family="paragraph">
      <loext:graphic-properties draw:fill-color="#000000"/>
      <style:paragraph-properties fo:text-align="center"/>
    </style:style>
    <style:style style:name="P14" style:family="paragraph">
      <loext:graphic-properties draw:fill="solid" draw:fill-color="#ffffff"/>
      <style:paragraph-properties fo:text-align="center"/>
      <style:text-properties fo:color="#ffffff" loext:opacity="100%"/>
    </style:style>
    <style:style style:name="P15" style:family="paragraph">
      <loext:graphic-properties draw:fill="none" draw:fill-color="#ffffff"/>
      <style:text-properties fo:color="#ffffff" loext:opacity="100%" style:font-name="Quicksand" fo:font-size="50pt" style:font-size-asian="50pt" style:font-size-complex="50pt"/>
    </style:style>
    <style:style style:name="P16" style:family="paragraph">
      <loext:graphic-properties draw:fill="none" draw:fill-color="#62a73b"/>
    </style:style>
    <style:style style:name="P17" style:family="paragraph">
      <loext:graphic-properties draw:fill="none"/>
      <style:text-properties fo:color="#ffffff" loext:opacity="100%" fo:font-size="50pt" style:font-size-asian="50pt" style:font-size-complex="50pt"/>
    </style:style>
    <style:style style:name="P18" style:family="paragraph">
      <loext:graphic-properties draw:fill="none" draw:fill-color="#ffffff"/>
      <style:text-properties fo:color="#ffffff" loext:opacity="100%"/>
    </style:style>
    <style:style style:name="P19" style:family="paragraph">
      <loext:graphic-properties draw:fill="solid" draw:fill-color="#62a73b"/>
      <style:paragraph-properties fo:text-align="center"/>
      <style:text-properties fo:color="#ffffff" loext:opacity="100%"/>
    </style:style>
    <style:style style:name="P20" style:family="paragraph">
      <loext:graphic-properties draw:fill="solid" draw:fill-color="#62a73b"/>
      <style:paragraph-properties fo:text-align="center"/>
      <style:text-properties fo:color="#62a73b" loext:opacity="100%"/>
    </style:style>
    <style:style style:name="P21" style:family="paragraph">
      <loext:graphic-properties draw:fill="solid" draw:fill-color="#ffffff"/>
      <style:paragraph-properties fo:text-align="center"/>
      <style:text-properties fo:color="#ffffff" loext:opacity="100%" style:font-name="Quicksand" fo:font-size="50pt" style:font-size-asian="50pt" style:font-size-complex="50pt"/>
    </style:style>
    <style:style style:name="P22" style:family="paragraph">
      <loext:graphic-properties draw:fill="solid" draw:fill-color="#ffffff"/>
      <style:paragraph-properties fo:text-align="center"/>
    </style:style>
    <style:style style:name="P23" style:family="paragraph">
      <loext:graphic-properties draw:fill="solid" draw:fill-color="#ffffff"/>
      <style:paragraph-properties fo:text-align="center"/>
      <style:text-properties fo:color="#ffffff" loext:opacity="100%" fo:font-size="50pt" style:font-size-asian="50pt" style:font-size-complex="50pt"/>
    </style:style>
    <style:style style:name="P24" style:family="paragraph">
      <loext:graphic-properties draw:fill="none" draw:fill-color="#ffffff"/>
      <style:text-properties fo:color="#3465a4" loext:opacity="100%" style:font-name="Quicksand" fo:font-size="25pt" style:font-size-asian="25pt" style:font-size-complex="25pt"/>
    </style:style>
    <style:style style:name="P25" style:family="paragraph">
      <loext:graphic-properties draw:fill="none" draw:fill-color="#ffffff"/>
      <style:text-properties fo:color="#3465a4" loext:opacity="100%" style:font-name="Quicksand" fo:font-size="45pt" style:font-size-asian="45pt" style:font-size-complex="45pt"/>
    </style:style>
    <style:style style:name="P26" style:family="paragraph">
      <loext:graphic-properties draw:fill="none"/>
      <style:text-properties fo:font-size="45pt" style:font-size-asian="45pt" style:font-size-complex="45pt"/>
    </style:style>
    <style:style style:name="P27" style:family="paragraph">
      <loext:graphic-properties draw:fill="none"/>
    </style:style>
    <style:style style:name="T1" style:family="text">
      <style:text-properties fo:color="#62a73b" loext:opacity="100%" style:font-name="Comfortaa1" fo:font-size="50pt" fo:font-weight="bold" style:font-size-asian="50pt" style:font-weight-asian="bold" style:font-size-complex="50pt" style:font-weight-complex="bold"/>
    </style:style>
    <style:style style:name="T2" style:family="text">
      <style:text-properties fo:color="#3465a4" loext:opacity="100%" style:font-name="Comfortaa" fo:font-size="50pt" fo:font-weight="bold" style:font-name-asian="Comfortaa" style:font-size-asian="50pt" style:font-weight-asian="bold" style:font-name-complex="Comfortaa" style:font-size-complex="50pt" style:font-weight-complex="bold"/>
    </style:style>
    <style:style style:name="T3" style:family="text">
      <style:text-properties fo:color="#3465a4" loext:opacity="100%" style:font-name="Quicksand" fo:font-size="25pt" fo:font-weight="normal" style:font-size-asian="25pt" style:font-weight-asian="normal" style:font-size-complex="25pt" style:font-weight-complex="normal"/>
    </style:style>
    <style:style style:name="T4" style:family="text">
      <style:text-properties fo:color="#3465a4" loext:opacity="100%" style:font-name="Comfortaa1" fo:font-size="50pt" fo:font-weight="bold" style:font-size-asian="50pt" style:font-weight-asian="bold" style:font-size-complex="50pt" style:font-weight-complex="bold"/>
    </style:style>
    <style:style style:name="T5" style:family="text">
      <style:text-properties fo:color="#ffffff" loext:opacity="100%" style:font-name="Comfortaa1" fo:font-size="50pt" fo:font-weight="bold" style:font-size-asian="50pt" style:font-weight-asian="bold" style:font-size-complex="50pt" style:font-weight-complex="bold"/>
    </style:style>
    <style:style style:name="T6" style:family="text">
      <style:text-properties fo:color="#000000" loext:opacity="100%" style:font-name="Comfortaa1" fo:font-size="50pt" fo:font-weight="bold" style:font-size-asian="50pt" style:font-weight-asian="bold" style:font-size-complex="50pt" style:font-weight-complex="bold"/>
    </style:style>
    <style:style style:name="T7" style:family="text">
      <style:text-properties fo:color="#62a73b" loext:opacity="100%" style:font-name="Comfortaa" fo:font-size="50pt" fo:font-weight="bold" style:font-name-asian="Comfortaa" style:font-size-asian="50pt" style:font-weight-asian="bold" style:font-name-complex="Comfortaa" style:font-size-complex="50pt" style:font-weight-complex="bold"/>
    </style:style>
    <style:style style:name="T8" style:family="text">
      <style:text-properties fo:color="#ffffff" loext:opacity="100%" style:font-name="Quicksand" fo:font-size="50pt" style:font-size-asian="50pt" style:font-size-complex="50pt"/>
    </style:style>
    <style:style style:name="T9" style:family="text">
      <style:text-properties fo:color="#3465a4" loext:opacity="100%" style:font-name="Quicksand" fo:font-size="25pt" style:font-size-asian="25pt" style:font-size-complex="25pt"/>
    </style:style>
    <style:style style:name="T10" style:family="text">
      <style:text-properties fo:color="#3465a4" loext:opacity="100%" style:font-name="Quicksand" fo:font-size="45pt" style:font-size-asian="45pt" style:font-size-complex="45pt"/>
    </style:style>
    <style:style style:name="T11" style:family="text">
      <style:text-properties fo:color="#3465a4" loext:opacity="100%" style:font-name="Quicksand" fo:font-size="45pt" fo:font-style="normal" style:text-underline-style="none" style:font-size-asian="45pt" style:font-style-asian="normal" style:font-size-complex="45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g>
          <draw:g>
            <draw:frame draw:style-name="gr1" draw:text-style-name="P1" draw:layer="layout" svg:width="3.075cm" svg:height="2.22cm" svg:x="2.725cm" svg:y="6.492cm">
              <draw:text-box>
                <text:p><text:span text:style-name="T1">vo</text:span></text:p>
              </draw:text-box>
            </draw:frame>
            <draw:g>
              <draw:frame draw:style-name="gr2" draw:text-style-name="P2" draw:layer="layout" svg:width="1.471cm" svg:height="2.221cm" svg:x="4.024cm" svg:y="7.386cm">
                <draw:text-box>
                  <text:p><text:span text:style-name="T2">—</text:span></text:p>
                </draw:text-box>
              </draw:frame>
              <draw:custom-shape draw:style-name="gr3" draw:text-style-name="P3" draw:layer="layout" svg:width="0.5cm" svg:height="0.5cm" svg:x="5.932cm" svg:y="8.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1.539cm" svg:height="0.49cm" svg:x="6.559cm" svg:y="8.3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5" draw:text-style-name="P5" draw:layer="layout" svg:width="3.317cm" svg:height="2.221cm" svg:x="4.781cm" svg:y="6.498cm">
              <draw:text-box>
                <text:p><text:span text:style-name="T1">dle</text:span></text:p>
              </draw:text-box>
            </draw:frame>
          </draw:g>
          <draw:frame draw:style-name="gr6" draw:text-style-name="P6" draw:layer="layout" svg:width="6.369cm" svg:height="1.352cm" svg:x="7.752cm" svg:y="7.033cm">
            <draw:text-box>
              <text:p><text:span text:style-name="T3">everygroup’s</text:span></text:p>
            </draw:text-box>
          </draw:frame>
          <draw:frame draw:style-name="gr6" draw:text-style-name="P6" draw:layer="layout" svg:width="6.369cm" svg:height="1.352cm" svg:x="7.943cm" svg:y="7.815cm">
            <draw:text-box>
              <text:p><text:span text:style-name="T3">consensus</text:span></text:p>
            </draw:text-box>
          </draw:frame>
        </draw:g>
        <presentation:notes draw:style-name="dp2">
          <draw:page-thumbnail draw:style-name="gr7" draw:layer="layout" svg:width="14.848cm" svg:height="11.136cm" svg:x="3.075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g>
          <draw:frame draw:style-name="gr1" draw:text-style-name="P8" draw:layer="layout" svg:width="1.446cm" svg:height="2.22cm" svg:x="1.157cm" svg:y="11.391cm">
            <draw:text-box>
              <text:p><text:span text:style-name="T1">v</text:span></text:p>
            </draw:text-box>
          </draw:frame>
          <draw:g>
            <draw:g>
              <draw:frame draw:style-name="gr2" draw:text-style-name="P2" draw:layer="layout" svg:width="1.471cm" svg:height="2.221cm" svg:x="1.132cm" svg:y="12.161cm">
                <draw:text-box>
                  <text:p><text:span text:style-name="T4">–</text:span></text:p>
                </draw:text-box>
              </draw:frame>
              <draw:custom-shape draw:style-name="gr3" draw:text-style-name="P3" draw:layer="layout" svg:width="0.5cm" svg:height="0.5cm" svg:x="2.064cm" svg:y="1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8" draw:text-style-name="P4" draw:layer="layout" svg:width="0.65cm" svg:height="0.49cm" svg:x="2.691cm" svg:y="13.1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9" draw:text-style-name="P9" draw:layer="layout" svg:width="2.861cm" svg:height="2.861cm" svg:x="11.924cm" svg:y="11.2cm">
            <text:p/>
            <draw:enhanced-geometry svg:viewBox="0 0 21600 21600" draw:mirror-horizontal="false" draw:mirror-vertical="false" draw:path-stretchpoint-x="10800" draw:path-stretchpoint-y="10800" draw:text-areas="?f3 ?f4 ?f5 ?f6" draw:type="round-rectangle" draw:modifiers="1909.443725743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0" draw:layer="layout" svg:width="1.543cm" svg:height="2.22cm" svg:x="12.157cm" svg:y="11.392cm">
            <draw:text-box>
              <text:p><text:span text:style-name="T5">v</text:span></text:p>
            </draw:text-box>
          </draw:frame>
          <draw:g>
            <draw:frame draw:style-name="gr2" draw:text-style-name="P10" draw:layer="layout" svg:width="1.471cm" svg:height="2.221cm" svg:x="12.132cm" svg:y="12.162cm">
              <draw:text-box>
                <text:p><text:span text:style-name="T5">–</text:span></text:p>
              </draw:text-box>
            </draw:frame>
            <draw:custom-shape draw:style-name="gr10" draw:text-style-name="P11" draw:layer="layout" svg:width="0.5cm" svg:height="0.5cm" svg:x="13.064cm" svg:y="13.1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 draw:text-style-name="P11" draw:layer="layout" svg:width="0.65cm" svg:height="0.49cm" svg:x="13.691cm" svg:y="13.1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2" draw:text-style-name="P9" draw:layer="layout" svg:width="3cm" svg:height="3cm" svg:x="7.85cm" svg:y="1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0" draw:layer="layout" svg:width="1.543cm" svg:height="2.22cm" svg:x="8.157cm" svg:y="11.192cm">
            <draw:text-box>
              <text:p><text:span text:style-name="T5">v</text:span></text:p>
            </draw:text-box>
          </draw:frame>
          <draw:g>
            <draw:frame draw:style-name="gr2" draw:text-style-name="P10" draw:layer="layout" svg:width="1.471cm" svg:height="2.221cm" svg:x="8.132cm" svg:y="11.962cm">
              <draw:text-box>
                <text:p><text:span text:style-name="T5">–</text:span></text:p>
              </draw:text-box>
            </draw:frame>
            <draw:custom-shape draw:style-name="gr10" draw:text-style-name="P11" draw:layer="layout" svg:width="0.5cm" svg:height="0.5cm" svg:x="9.064cm" svg:y="12.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 draw:text-style-name="P11" draw:layer="layout" svg:width="0.65cm" svg:height="0.49cm" svg:x="9.691cm" svg:y="12.9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frame draw:style-name="gr1" draw:text-style-name="P12" draw:layer="layout" svg:width="1.446cm" svg:height="2.22cm" svg:x="4.459cm" svg:y="11.392cm">
            <draw:text-box>
              <text:p><text:span text:style-name="T6">v</text:span></text:p>
            </draw:text-box>
          </draw:frame>
          <draw:g>
            <draw:g>
              <draw:frame draw:style-name="gr2" draw:text-style-name="P12" draw:layer="layout" svg:width="1.471cm" svg:height="2.221cm" svg:x="4.434cm" svg:y="12.162cm">
                <draw:text-box>
                  <text:p><text:span text:style-name="T6">–</text:span></text:p>
                </draw:text-box>
              </draw:frame>
              <draw:custom-shape draw:style-name="gr13" draw:text-style-name="P13" draw:layer="layout" svg:width="0.5cm" svg:height="0.5cm" svg:x="5.366cm" svg:y="13.1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4" draw:text-style-name="P13" draw:layer="layout" svg:width="0.65cm" svg:height="0.49cm" svg:x="5.993cm" svg:y="13.1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frame draw:style-name="gr1" draw:text-style-name="P1" draw:layer="layout" svg:width="3.075cm" svg:height="2.22cm" svg:x="1.825cm" svg:y="2.592cm">
            <draw:text-box>
              <text:p><text:span text:style-name="T1">vo</text:span></text:p>
            </draw:text-box>
          </draw:frame>
          <draw:g>
            <draw:frame draw:style-name="gr2" draw:text-style-name="P2" draw:layer="layout" svg:width="1.471cm" svg:height="2.221cm" svg:x="3.124cm" svg:y="3.486cm">
              <draw:text-box>
                <text:p><text:span text:style-name="T2">—</text:span></text:p>
              </draw:text-box>
            </draw:frame>
            <draw:custom-shape draw:style-name="gr3" draw:text-style-name="P3" draw:layer="layout" svg:width="0.5cm" svg:height="0.5cm" svg:x="5.032cm" svg:y="4.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1.539cm" svg:height="0.49cm" svg:x="5.659cm" svg:y="4.4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5" draw:text-style-name="P5" draw:layer="layout" svg:width="3.317cm" svg:height="2.221cm" svg:x="3.881cm" svg:y="2.598cm">
            <draw:text-box>
              <text:p><text:span text:style-name="T1">dle</text:span></text:p>
            </draw:text-box>
          </draw:frame>
        </draw:g>
        <draw:g>
          <draw:frame draw:style-name="gr2" draw:text-style-name="P2" draw:layer="layout" svg:width="1.471cm" svg:height="2.221cm" svg:x="9.525cm" svg:y="2.387cm">
            <draw:text-box>
              <text:p><text:span text:style-name="T2">—</text:span></text:p>
            </draw:text-box>
          </draw:frame>
          <draw:custom-shape draw:style-name="gr3" draw:text-style-name="P3" draw:layer="layout" svg:width="0.5cm" svg:height="0.5cm" svg:x="11.433cm" svg:y="3.3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1.539cm" svg:height="0.49cm" svg:x="12.06cm" svg:y="3.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5" draw:text-style-name="P4" draw:layer="layout" svg:width="2.341cm" svg:height="0.49cm" svg:x="11.258cm" svg:y="4.2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8" draw:layer="layout" svg:width="1.471cm" svg:height="2.221cm" svg:x="9.525cm" svg:y="3.288cm">
            <draw:text-box>
              <text:p><text:span text:style-name="T7">—</text:span></text:p>
            </draw:text-box>
          </draw:frame>
          <draw:custom-shape draw:style-name="gr16" draw:text-style-name="P9" draw:layer="layout" svg:width="0.5cm" svg:height="0.5cm" svg:x="11.633cm" svg:y="4.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8" draw:layer="layout" svg:width="1.471cm" svg:height="2.221cm" svg:x="9.787cm" svg:y="3.289cm">
            <draw:text-box>
              <text:p><text:span text:style-name="T7">—</text:span></text:p>
            </draw:text-box>
          </draw:frame>
        </draw:g>
        <draw:g>
          <draw:path draw:style-name="gr17" draw:text-style-name="P9" draw:layer="layout" svg:width="2.694cm" svg:height="2.694cm" svg:x="6.281cm" svg:y="6.664cm" svg:viewBox="0 0 2695 2695" svg:d="M1346 0c764 0 1347 582 1347 1346s-583 1347-1347 1347-1346-583-1346-1347 582-1346 1346-1346zM0 0zM2695 2695z">
            <text:p/>
          </draw:path>
          <draw:path draw:style-name="gr18" draw:text-style-name="P14" draw:layer="layout" svg:width="1.431cm" svg:height="1.477cm" svg:x="6.4cm" svg:y="6.511cm" svg:viewBox="0 0 1432 1478" svg:d="M1358 14c24 10 42 25 55 44 12 19 19 41 19 64 0 17-5 34-14 52l-576 1214c-27 60-69 90-125 90-31 0-56-7-76-21-20-13-38-36-54-69l-576-1214c-7-15-11-31-11-49 0-49 25-86 76-111 16-9 35-14 57-14s43 6 63 18c20 11 35 28 46 50l472 1018 468-1018c11-22 26-39 47-50 21-12 43-18 67-18 23 0 44 5 62 14z">
            <text:p/>
          </draw:path>
          <draw:g>
            <draw:path draw:style-name="gr19" draw:text-style-name="P14" draw:layer="layout" svg:width="1.341cm" svg:height="0.273cm" svg:x="6.193cm" svg:y="8.298cm" svg:viewBox="0 0 1342 274" svg:d="M139 274c-40 0-73-12-100-38-26-25-39-58-39-97 0-40 13-73 39-100 27-26 60-39 100-39h1064c38 0 71 13 98 39 27 27 41 60 41 100 0 38-14 70-41 96s-60 39-98 39z">
              <text:p/>
            </draw:path>
            <draw:path draw:style-name="gr20" draw:text-style-name="P11" draw:layer="layout" svg:width="0.771cm" svg:height="0.771cm" svg:x="7.382cm" svg:y="8.054cm" svg:viewBox="0 0 772 772" svg:d="M385 0c219 0 385 166 385 385s-166 385-385 385-385-166-385-385 166-385 385-385zM0 0zM772 772z">
              <text:p/>
            </draw:path>
          </draw:g>
          <draw:path draw:style-name="gr21" draw:text-style-name="P11" draw:layer="layout" svg:width="1.002cm" svg:height="0.755cm" svg:x="8.347cm" svg:y="8.06cm" svg:viewBox="0 0 1003 756" svg:d="M125 0c-63 0-125 62-125 125 0 168 0 336 0 505 0 63 62 126 125 126 250 0 501 0 751 0 63 0 127-63 127-126 0-169 0-337 0-505 0-63-64-125-127-125-250 0-501 0-751 0zM0 0zM1003 756z">
            <text:p/>
          </draw:path>
        </draw:g>
        <presentation:notes draw:style-name="dp2">
          <draw:page-thumbnail draw:style-name="gr7" draw:layer="layout" svg:width="14.848cm" svg:height="11.136cm" svg:x="3.075cm" svg:y="2.257cm" draw:page-number="2" presentation:class="page"/>
          <draw:frame presentation:style-name="pr1"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g>
          <draw:custom-shape draw:style-name="gr22" draw:text-style-name="P9" draw:layer="layout" svg:width="13.15cm" svg:height="12.25cm" svg:x="1.45cm" svg:y="1.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 draw:text-style-name="P10" draw:layer="layout" svg:width="1.543cm" svg:height="2.22cm" svg:x="6.957cm" svg:y="6.692cm">
            <draw:text-box>
              <text:p><text:span text:style-name="T5">v</text:span></text:p>
            </draw:text-box>
          </draw:frame>
          <draw:g>
            <draw:frame draw:style-name="gr2" draw:text-style-name="P10" draw:layer="layout" svg:width="1.471cm" svg:height="2.221cm" svg:x="6.932cm" svg:y="7.462cm">
              <draw:text-box>
                <text:p><text:span text:style-name="T5">–</text:span></text:p>
              </draw:text-box>
            </draw:frame>
            <draw:custom-shape draw:style-name="gr10" draw:text-style-name="P11" draw:layer="layout" svg:width="0.5cm" svg:height="0.5cm" svg:x="7.864cm" svg:y="8.41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11" draw:text-style-name="P11" draw:layer="layout" svg:width="0.65cm" svg:height="0.49cm" svg:x="8.491cm" svg:y="8.415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draw:style-name="dp1">
          <office:forms form:automatic-focus="false" form:apply-design-mode="false"/>
          <draw:page-thumbnail draw:style-name="gr7" draw:layer="layout" svg:width="14.848cm" svg:height="11.136cm" svg:x="3.075cm" svg:y="2.257cm" draw:page-number="3" presentation:class="page"/>
          <draw:frame presentation:style-name="pr1"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g>
          <draw:custom-shape draw:style-name="gr23" draw:text-style-name="P9" draw:layer="layout" svg:width="13.8cm" svg:height="4.05cm" svg:x="1.1cm" svg:y="6.124cm">
            <text:p/>
            <draw:enhanced-geometry svg:viewBox="0 0 21600 21600" draw:path-stretchpoint-x="10800" draw:path-stretchpoint-y="10800" draw:text-areas="?f3 ?f4 ?f5 ?f6" draw:type="round-rectangle" draw:modifiers="1967.514194026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4" draw:text-style-name="P11" draw:layer="layout" svg:width="3cm" svg:height="3cm" svg:x="1.75cm" svg:y="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8" draw:layer="layout" svg:width="1.543cm" svg:height="2.22cm" svg:x="2.057cm" svg:y="6.692cm">
              <draw:text-box>
                <text:p><text:span text:style-name="T1">v</text:span></text:p>
              </draw:text-box>
            </draw:frame>
            <draw:g>
              <draw:frame draw:style-name="gr2" draw:text-style-name="P8" draw:layer="layout" svg:width="1.471cm" svg:height="2.221cm" svg:x="2.032cm" svg:y="7.462cm">
                <draw:text-box>
                  <text:p><text:span text:style-name="T1">–</text:span></text:p>
                </draw:text-box>
              </draw:frame>
              <draw:custom-shape draw:style-name="gr16" draw:text-style-name="P9" draw:layer="layout" svg:width="0.5cm" svg:height="0.5cm" svg:x="2.964cm" svg:y="8.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5" draw:text-style-name="P9" draw:layer="layout" svg:width="0.65cm" svg:height="0.49cm" svg:x="3.591cm" svg:y="8.4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26" draw:text-style-name="P15" draw:layer="layout" svg:width="6.323cm" svg:height="2.457cm" svg:x="4.85cm" svg:y="6.124cm">
            <draw:text-box>
              <text:p><text:span text:style-name="T8">choose</text:span></text:p>
            </draw:text-box>
          </draw:frame>
          <draw:frame draw:style-name="gr27" draw:text-style-name="P16" draw:layer="layout" svg:width="3.808cm" svg:height="2.458cm" svg:x="5.325cm" svg:y="7.419cm">
            <draw:text-box>
              <text:p><text:span text:style-name="T8">with</text:span></text:p>
            </draw:text-box>
          </draw:frame>
          <draw:frame draw:style-name="gr1" draw:text-style-name="P17" draw:layer="layout" svg:width="3.075cm" svg:height="2.22cm" svg:x="9.026cm" svg:y="7.665cm">
            <draw:text-box>
              <text:p><text:span text:style-name="T5">vo</text:span></text:p>
            </draw:text-box>
          </draw:frame>
          <draw:frame draw:style-name="gr5" draw:text-style-name="P18" draw:layer="layout" svg:width="3.317cm" svg:height="2.221cm" svg:x="11.082cm" svg:y="7.671cm">
            <draw:text-box>
              <text:p><text:span text:style-name="T5">dle</text:span></text:p>
            </draw:text-box>
          </draw:frame>
        </draw:g>
        <presentation:notes draw:style-name="dp2">
          <draw:page-thumbnail draw:style-name="gr7" draw:layer="layout" svg:width="14.848cm" svg:height="11.136cm" svg:x="3.075cm" svg:y="2.257cm" draw:page-number="4" presentation:class="page"/>
          <draw:frame presentation:style-name="pr1"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g>
          <draw:custom-shape draw:style-name="gr28" draw:text-style-name="P9" draw:layer="layout" svg:width="9.9cm" svg:height="2.974cm" svg:x="2.8cm" svg:y="6.4cm">
            <text:p/>
            <draw:enhanced-geometry svg:viewBox="0 0 21600 21600" draw:path-stretchpoint-x="10800" draw:path-stretchpoint-y="10800" draw:text-areas="?f3 ?f4 ?f5 ?f6" draw:type="round-rectangle" draw:modifiers="1967.514194026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29" draw:text-style-name="P15" draw:layer="layout" svg:width="1.793cm" svg:height="4.663cm" svg:x="10.478cm" svg:y="6.532cm">
              <draw:text-box>
                <text:p><text:span text:style-name="T8">.it</text:span></text:p>
                <text:p><text:span text:style-name="T8"/></text:p>
              </draw:text-box>
            </draw:frame>
            <draw:g>
              <draw:frame draw:style-name="gr1" draw:text-style-name="P17" draw:layer="layout" svg:width="3.075cm" svg:height="2.22cm" svg:x="5.626cm" svg:y="6.765cm">
                <draw:text-box>
                  <text:p><text:span text:style-name="T5">vo</text:span></text:p>
                </draw:text-box>
              </draw:frame>
              <draw:frame draw:style-name="gr5" draw:text-style-name="P18" draw:layer="layout" svg:width="3.317cm" svg:height="2.221cm" svg:x="7.682cm" svg:y="6.771cm">
                <draw:text-box>
                  <text:p><text:span text:style-name="T5">dle</text:span></text:p>
                </draw:text-box>
              </draw:frame>
            </draw:g>
          </draw:g>
          <draw:g>
            <draw:path draw:style-name="gr30" draw:text-style-name="P11" draw:layer="layout" svg:width="2.054cm" svg:height="2.054cm" svg:x="3.361cm" svg:y="6.869cm" svg:viewBox="0 0 2055 2055" svg:d="M1026 0c583 0 1028 444 1028 1026 0 583-445 1028-1028 1028-582 0-1026-445-1026-1028 0-582 444-1026 1026-1026zM0 0zM2055 2055z">
              <text:p/>
            </draw:path>
            <draw:path draw:style-name="gr31" draw:text-style-name="P19" draw:layer="layout" svg:width="1.091cm" svg:height="1.126cm" svg:x="3.452cm" svg:y="6.752cm" svg:viewBox="0 0 1092 1127" svg:d="M1036 10c18 9 32 20 41 35 10 14 15 30 15 48 0 13-4 26-11 40l-439 925c-21 46-52 69-95 69-24 0-43-5-58-16-15-10-29-28-42-53l-439-925c-5-11-8-24-8-38 0-37 19-65 58-85 12-7 27-10 44-10 16 0 32 4 47 13s27 22 35 39l361 777 356-777c8-17 20-30 36-39s33-13 51-13 34 3 48 10z">
              <text:p/>
            </draw:path>
            <draw:g>
              <draw:path draw:style-name="gr32" draw:text-style-name="P19" draw:layer="layout" svg:width="1.022cm" svg:height="0.208cm" svg:x="3.294cm" svg:y="8.115cm" svg:viewBox="0 0 1023 209" svg:d="M106 209c-31 0-56-9-76-29-20-19-30-44-30-74 0-31 10-56 30-76s45-30 76-30h812c29 0 54 10 74 30 21 20 31 45 31 76 0 29-10 53-31 73-20 20-45 30-74 30z">
                <text:p/>
              </draw:path>
              <draw:path draw:style-name="gr33" draw:text-style-name="P9" draw:layer="layout" svg:width="0.587cm" svg:height="0.587cm" svg:x="4.201cm" svg:y="7.928cm" svg:viewBox="0 0 588 588" svg:d="M294 0c166 0 293 127 293 294 0 166-127 293-293 293-167 0-294-127-294-293 0-167 127-294 294-294zM0 0zM588 588z">
                <text:p/>
              </draw:path>
            </draw:g>
            <draw:path draw:style-name="gr34" draw:text-style-name="P9" draw:layer="layout" svg:width="0.763cm" svg:height="0.576cm" svg:x="4.937cm" svg:y="7.933cm" svg:viewBox="0 0 764 577" svg:d="M95 0c-48 0-95 47-95 95 0 129 0 257 0 385 0 48 47 97 95 97 191 0 382 0 573 0 48 0 96-49 96-97 0-128 0-256 0-385 0-48-48-95-96-95-191 0-382 0-573 0zM0 0zM764 577z">
              <text:p/>
            </draw:path>
          </draw:g>
        </draw:g>
        <presentation:notes draw:style-name="dp2">
          <draw:page-thumbnail draw:style-name="gr7" draw:layer="layout" svg:width="14.848cm" svg:height="11.136cm" svg:x="3.075cm" svg:y="2.257cm" draw:page-number="5" presentation:class="page"/>
          <draw:frame presentation:style-name="pr1"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g>
          <draw:path draw:style-name="gr35" draw:text-style-name="P9" draw:layer="layout" svg:width="7.699cm" svg:height="2.259cm" svg:x="6.4cm" svg:y="4.6cm" svg:viewBox="0 0 7700 2260" svg:d="M206 0c-103 0-206 103-206 206 0 616 0 1232 0 1848 0 103 103 206 206 206 2429 0 4859 0 7288 0 103 0 206-103 206-206 0-616 0-1232 0-1848 0-103-103-206-206-206-2429 0-4859 0-7288 0zM0 0zM7700 2260z">
            <text:p/>
          </draw:path>
          <draw:g>
            <draw:path draw:style-name="gr36" draw:text-style-name="P11" draw:layer="layout" svg:width="1.673cm" svg:height="1.673cm" svg:x="6.763cm" svg:y="4.894cm" svg:viewBox="0 0 1674 1674" svg:d="M837 0c474 0 837 363 837 837s-363 837-837 837-837-363-837-837 363-837 837-837zM0 0zM1674 1674z">
              <text:p/>
            </draw:path>
            <draw:path draw:style-name="gr31" draw:text-style-name="P20" draw:layer="layout" svg:width="0.518cm" svg:height="0.534cm" svg:x="7.084cm" svg:y="5.317cm" svg:viewBox="0 0 519 535" svg:d="M492 5c9 4 15 9 20 16 4 7 7 15 7 23 0 6-2 12-5 19l-209 440c-10 22-25 32-45 32-11 0-21-2-28-7s-14-13-19-25l-209-440c-3-5-4-11-4-18 0-17 9-31 28-40 5-3 12-5 20-5s16 2 23 6c7 5 13 11 17 19l171 369 169-369c4-8 10-14 17-19 8-4 16-6 24-6 9 0 17 2 23 5z">
              <text:p/>
            </draw:path>
            <draw:g>
              <draw:path draw:style-name="gr32" draw:text-style-name="P20" draw:layer="layout" svg:width="0.485cm" svg:height="0.098cm" svg:x="7.009cm" svg:y="5.965cm" svg:viewBox="0 0 486 99" svg:d="M50 99c-14 0-26-4-36-13-9-10-14-21-14-36 0-14 5-26 14-36 10-9 22-14 36-14h386c14 0 26 5 35 14 10 10 15 22 15 36s-5 26-15 35c-9 10-21 14-35 14z">
                <text:p/>
              </draw:path>
              <draw:path draw:style-name="gr33" draw:text-style-name="P9" draw:layer="layout" svg:width="0.279cm" svg:height="0.279cm" svg:x="7.44cm" svg:y="5.876cm" svg:viewBox="0 0 280 280" svg:d="M139 0c80 0 140 60 140 139 0 80-60 140-140 140-79 0-139-60-139-140 0-79 60-139 139-139zM0 0zM280 280z">
                <text:p/>
              </draw:path>
            </draw:g>
            <draw:path draw:style-name="gr34" draw:text-style-name="P9" draw:layer="layout" svg:width="0.362cm" svg:height="0.273cm" svg:x="7.79cm" svg:y="5.878cm" svg:viewBox="0 0 363 274" svg:d="M45 0c-23 0-45 22-45 45 0 61 0 122 0 183 0 23 22 46 45 46 91 0 182 0 272 0 23 0 46-23 46-46 0-61 0-122 0-183 0-23-23-45-46-45-90 0-181 0-272 0zM0 0zM363 274z">
              <text:p/>
            </draw:path>
          </draw:g>
          <draw:g>
            <draw:path draw:style-name="gr37" draw:text-style-name="P21" draw:layer="layout" svg:width="0.425cm" svg:height="0.524cm" svg:x="8.676cm" svg:y="5.14cm" svg:viewBox="0 0 426 525" svg:d="M251 0c31 0 60 3 86 10 27 7 48 17 64 28 16 12 24 25 24 39 0 7-2 14-7 20-5 5-11 8-18 8s-12-1-17-4c-4-2-9-6-14-11-8-9-17-15-25-19-9-5-22-8-38-11s-34-5-52-5c-36 0-69 9-99 28-30 18-53 43-70 75-17 31-26 66-26 104 0 39 8 75 25 106 16 32 39 57 68 75s63 27 100 27c24 0 42-2 57-6 14-4 28-10 41-17 5-2 13-8 24-18 5-4 10-8 14-10s8-3 13-3c7 0 14 2 18 7 5 5 7 11 7 19 0 11-8 23-23 36-16 13-38 24-65 33-28 9-58 14-92 14-48 0-90-11-128-34-37-23-66-54-87-94s-31-85-31-135c0-48 10-92 31-132 21-39 51-71 89-95 38-23 82-35 131-35z">
              <text:p/>
            </draw:path>
            <draw:path draw:style-name="gr37" draw:text-style-name="P21" draw:layer="layout" svg:width="0.403cm" svg:height="0.728cm" svg:x="9.215cm" svg:y="4.926cm" svg:viewBox="0 0 404 729" svg:d="M229 222c59 0 103 18 132 55s43 85 43 143v279c0 9-2 16-8 21-5 6-12 9-21 9s-16-3-21-9c-6-5-9-12-9-21v-279c0-42-10-77-30-103-20-27-52-40-96-40-27 0-53 6-78 19-24 14-44 31-59 53s-23 46-23 71v279c0 9-3 16-8 21-6 6-13 9-21 9-9 0-16-3-22-9-5-5-8-12-8-21v-669c0-9 3-16 8-22 6-5 13-8 22-8 8 0 15 3 21 8 5 6 8 13 8 22v288c18-28 42-51 74-69 31-18 64-27 96-27z">
              <text:p/>
            </draw:path>
            <draw:path draw:style-name="gr37" draw:text-style-name="P21" draw:layer="layout" svg:width="0.497cm" svg:height="0.524cm" svg:x="9.741cm" svg:y="5.14cm" svg:viewBox="0 0 498 525" svg:d="M498 263c0 49-11 94-32 134-22 40-52 71-90 94s-80 34-127 34-89-11-127-34-68-54-90-94c-21-40-32-85-32-134s11-94 32-134c22-40 52-72 90-95s80-34 127-34 89 11 127 34 68 55 90 95c21 40 32 85 32 134zM439 263c0-39-8-75-25-106-16-32-39-57-68-75s-62-27-97-27-68 9-96 27c-29 18-52 43-69 75-17 31-25 67-25 106s8 74 25 105c17 32 40 57 69 75 28 18 61 27 96 27s68-9 97-27 52-42 68-74c17-31 25-67 25-106z">
              <text:p/>
            </draw:path>
            <draw:path draw:style-name="gr37" draw:text-style-name="P21" draw:layer="layout" svg:width="0.497cm" svg:height="0.524cm" svg:x="10.327cm" svg:y="5.14cm" svg:viewBox="0 0 498 525" svg:d="M498 263c0 49-11 94-32 134-22 40-52 71-90 94s-80 34-127 34-89-11-127-34-68-54-90-94c-21-40-32-85-32-134s11-94 32-134c22-40 52-72 90-95s80-34 127-34 89 11 127 34 68 55 90 95c21 40 32 85 32 134zM439 263c0-39-8-75-25-106-16-32-39-57-68-75s-62-27-97-27-68 9-96 27c-29 18-52 43-69 75-17 31-25 67-25 106s8 74 25 105c17 32 40 57 69 75 28 18 61 27 96 27s68-9 97-27 52-42 68-74c17-31 25-67 25-106z">
              <text:p/>
            </draw:path>
            <draw:path draw:style-name="gr37" draw:text-style-name="P21" draw:layer="layout" svg:width="0.376cm" svg:height="0.524cm" svg:x="10.91cm" svg:y="5.14cm" svg:viewBox="0 0 377 525" svg:d="M8 435c-5-8-8-16-8-21 0-9 4-16 13-20 4-4 9-6 16-6s15 3 21 10c39 51 90 77 155 77 31 0 59-8 82-23 23-14 35-36 35-64s-11-48-33-62c-21-14-51-26-90-36-55-13-97-31-128-53s-46-55-46-97c0-27 7-51 22-73 15-21 36-37 62-49s55-18 88-18c28 0 56 5 85 16s53 28 73 52c6 5 9 11 9 20 0 8-3 14-10 20-4 4-10 6-17 6s-13-2-18-8c-16-17-35-31-56-40-22-9-45-14-70-14-31 0-57 7-79 22-22 14-33 36-33 65 1 26 13 46 36 60 22 14 56 26 100 37 34 9 62 18 84 29 22 10 41 25 55 44s21 44 21 76c0 43-17 77-51 102s-77 38-127 38c-80 0-144-30-191-90z">
              <text:p/>
            </draw:path>
            <draw:path draw:style-name="gr37" draw:text-style-name="P21" draw:layer="layout" svg:width="0.458cm" svg:height="0.524cm" svg:x="11.376cm" svg:y="5.14cm" svg:viewBox="0 0 459 525" svg:d="M459 234c0 8-3 15-9 20-6 6-13 9-21 9h-372c0 39 8 74 24 106 16 31 39 55 69 73s65 28 106 28c31 0 60-7 85-20 24-13 44-30 60-50 7-6 14-9 20-9 7 0 13 2 18 8 5 5 8 11 8 17 0 8-3 14-10 21-21 26-47 47-79 63s-66 25-101 25c-51 0-95-11-134-33-39-21-69-52-91-91-21-39-32-84-32-135 0-54 11-101 32-141 21-41 50-72 85-93 36-21 73-32 113-32s77 9 111 28c34 18 63 45 84 80 22 36 33 78 34 126zM230 57c-38 0-73 13-106 39-32 27-53 64-62 113h336v-7c-4-30-14-56-30-78s-37-38-61-50c-25-11-50-17-77-17z">
              <text:p/>
            </draw:path>
          </draw:g>
          <draw:g>
            <draw:path draw:style-name="gr38" draw:text-style-name="P22" draw:layer="layout" svg:width="0.668cm" svg:height="0.514cm" svg:x="8.932cm" svg:y="5.863cm" svg:viewBox="0 0 669 515" svg:d="M640 0c8 0 15 3 21 8 5 5 8 12 8 22 0 0-1 4-3 12l-151 453c-4 6-8 11-13 14-5 4-11 5-17 5s-11-2-16-5c-4-3-8-8-10-14l-129-303-115 304c-3 5-7 10-12 14-5 3-10 5-15 5-7 0-13-2-18-5-6-4-10-9-12-15l-155-453c-2-4-3-8-3-12 0-9 3-16 9-22 6-5 13-8 22-8 5 0 11 2 16 5 5 4 8 9 10 15l131 392 117-294c5-12 14-19 28-19 13 0 22 7 27 19l123 292 129-390c4-13 13-20 28-20z">
              <text:p/>
            </draw:path>
            <draw:path draw:style-name="gr38" draw:text-style-name="P22" draw:layer="layout" svg:width="0.081cm" svg:height="0.66cm" svg:x="9.702cm" svg:y="5.716cm" svg:viewBox="0 0 82 661" svg:d="M71 631c0 9-3 16-9 21-5 6-12 9-21 9-8 0-15-3-21-9-5-5-8-12-8-21v-453c0-8 3-15 8-21 6-5 13-8 21-8 9 0 16 3 21 8 6 6 9 13 9 21zM41 83c-13 0-23-3-30-10-7-6-11-15-11-27v-10c0-11 4-20 11-27 8-6 18-9 31-9 27 0 40 12 40 36v10c0 12-4 21-11 27-7 7-17 10-30 10z">
              <text:p/>
            </draw:path>
            <draw:path draw:style-name="gr38" draw:text-style-name="P22" draw:layer="layout" svg:width="0.284cm" svg:height="0.639cm" svg:x="9.865cm" svg:y="5.737cm" svg:viewBox="0 0 285 640" svg:d="M159 194v330c0 25 5 42 14 50 9 9 22 14 37 14 4 0 8-1 14-3 6-1 11-2 14-2 6 0 11 2 15 7 5 5 7 11 7 17 0 10-5 17-16 24-10 6-23 9-37 9-18 0-34-2-48-5-13-3-27-13-39-30-13-16-20-42-20-78v-333h-71c-8 0-15-3-21-8-5-5-8-12-8-20 0-7 3-14 8-19 6-5 13-8 21-8h71v-109c0-9 3-16 9-22 5-5 12-8 21-8 8 0 15 3 21 8 6 6 8 13 8 22v109h99c7 0 13 3 19 9s8 12 8 19c0 8-2 15-7 20-6 5-12 7-20 7z">
              <text:p/>
            </draw:path>
            <draw:path draw:style-name="gr38" draw:text-style-name="P22" draw:layer="layout" svg:width="0.403cm" svg:height="0.728cm" svg:x="10.259cm" svg:y="5.649cm" svg:viewBox="0 0 404 729" svg:d="M229 222c59 0 103 18 132 55s43 85 43 143v279c0 9-2 16-8 21-5 6-12 9-21 9s-16-3-21-9c-6-5-9-12-9-21v-279c0-42-10-77-30-103-20-27-52-40-96-40-27 0-53 6-78 19-24 14-44 31-59 53s-23 46-23 71v279c0 9-3 16-8 21-6 6-13 9-21 9-9 0-16-3-22-9-5-5-8-12-8-21v-669c0-9 3-16 8-22 6-5 13-8 22-8 8 0 15 3 21 8 5 6 8 13 8 22v288c18-28 42-51 74-69 31-18 64-27 96-27z">
              <text:p/>
            </draw:path>
          </draw:g>
          <draw:g>
            <draw:path draw:style-name="gr18" draw:text-style-name="P23" draw:layer="layout" svg:width="0.518cm" svg:height="0.534cm" svg:x="10.972cm" svg:y="5.86cm" svg:viewBox="0 0 519 535" svg:d="M492 5c9 4 15 9 20 16 4 7 7 15 7 23 0 6-2 12-5 19l-209 440c-10 22-25 32-45 32-11 0-21-2-28-7s-14-13-19-25l-209-440c-3-5-4-11-4-18 0-17 9-31 28-40 5-3 12-5 20-5s16 2 23 6c7 5 13 11 17 19l171 369 169-369c4-8 10-14 17-19 8-4 16-6 24-6 9 0 17 2 23 5z">
              <text:p/>
            </draw:path>
            <draw:path draw:style-name="gr18" draw:text-style-name="P23" draw:layer="layout" svg:width="0.541cm" svg:height="0.545cm" svg:x="11.542cm" svg:y="5.854cm" svg:viewBox="0 0 542 546" svg:d="M272 546c-53 0-100-11-141-35-41-23-74-55-97-97-23-41-34-88-34-140 0-54 11-101 34-142s56-74 97-97 88-35 141-35c51 0 98 12 139 35s73 56 96 97c24 41 35 88 35 142 0 52-11 99-34 140-23 42-55 74-96 97-41 24-88 35-140 35zM272 458c33 0 63-8 90-24 26-16 47-38 62-65 14-28 22-60 22-95 0-36-8-68-22-96-15-28-36-50-62-66-27-16-57-23-90-23-34 0-64 7-90 23-27 16-48 38-63 66s-23 60-23 96c0 35 8 67 23 95 15 27 36 49 63 65 26 16 56 24 90 24z">
              <text:p/>
            </draw:path>
          </draw:g>
          <draw:g>
            <draw:path draw:style-name="gr39" draw:text-style-name="P14" draw:layer="layout" svg:width="0.541cm" svg:height="0.772cm" svg:x="12.17cm" svg:y="5.631cm" svg:viewBox="0 0 542 773" svg:d="M492 0c15 0 27 5 36 14 10 9 14 21 14 36v449c0 51-12 98-36 139-24 42-56 75-97 99s-87 36-137 36c-51 0-97-12-139-36-41-24-74-57-98-99-23-41-35-88-35-139s11-98 33-139c22-42 52-74 91-98 38-24 81-35 128-35 38 0 73 7 106 23s61 38 84 66v-266c0-15 5-27 14-36 10-9 22-14 36-14zM272 684c32 0 62-8 89-24 26-16 47-38 62-66 15-29 23-60 23-95s-8-66-23-94-36-50-62-66c-27-16-57-24-89-24-33 0-63 8-89 24-27 16-48 38-63 66-16 28-24 59-24 94s8 66 24 95c15 28 36 50 63 66 26 16 56 24 89 24z">
              <text:p/>
            </draw:path>
            <draw:path draw:style-name="gr39" draw:text-style-name="P14" draw:layer="layout" svg:width="0.216cm" svg:height="0.768cm" svg:x="12.869cm" svg:y="5.631cm" svg:viewBox="0 0 217 769" svg:d="M148 769c-29 0-54-8-77-23-22-16-40-37-52-65-13-28-19-60-19-94v-538c0-14 5-26 14-35s21-14 35-14c15 0 26 5 36 14 9 9 13 21 13 35v538c0 24 5 44 14 60s21 23 36 23h24c13 0 24 5 32 14s13 21 13 36c0 14-7 26-19 35-13 9-29 14-48 14z">
              <text:p/>
            </draw:path>
            <draw:path draw:style-name="gr39" draw:text-style-name="P14" draw:layer="layout" svg:width="0.51cm" svg:height="0.545cm" svg:x="13.129cm" svg:y="5.858cm" svg:viewBox="0 0 511 546" svg:d="M511 265c0 12-4 23-13 31s-19 12-32 12h-374c7 46 28 83 62 111s77 43 126 43c20 0 41-4 62-11s39-16 53-27c9-7 20-11 32-11 13 0 22 4 30 10 11 10 17 21 17 34 0 11-5 21-15 29-23 18-50 32-84 43-33 12-64 17-95 17-53 0-102-11-144-35-43-23-76-55-100-97-24-41-36-88-36-140 0-53 11-100 34-142 23-41 54-74 94-97 41-23 87-35 138-35 50 0 94 11 131 33 36 23 65 54 84 94 20 40 30 86 30 138zM266 85c-48 0-87 13-117 39s-49 61-56 105h327c-6-44-22-79-49-105s-62-39-105-39z">
              <text:p/>
            </draw:path>
          </draw:g>
        </draw:g>
        <draw:frame draw:style-name="gr40" draw:text-style-name="P24" draw:layer="layout" svg:width="11.788cm" svg:height="3.554cm" svg:x="1.45cm" svg:y="2.05cm">
          <draw:text-box>
            <text:p><text:span text:style-name="T9">Brexit? Trump?</text:span><text:span text:style-name="T9"><text:line-break/></text:span><text:span text:style-name="T9">Still believe in majority rule?</text:span></text:p>
            <text:p><text:span text:style-name="T9">Then don’t</text:span></text:p>
          </draw:text-box>
        </draw:frame>
        <draw:g>
          <draw:g>
            <draw:frame draw:style-name="gr1" draw:text-style-name="P1" draw:layer="layout" svg:width="3.075cm" svg:height="2.22cm" svg:x="1.526cm" svg:y="11.493cm">
              <draw:text-box>
                <text:p><text:span text:style-name="T1">vo</text:span></text:p>
              </draw:text-box>
            </draw:frame>
            <draw:g>
              <draw:frame draw:style-name="gr2" draw:text-style-name="P2" draw:layer="layout" svg:width="1.471cm" svg:height="2.221cm" svg:x="2.825cm" svg:y="12.387cm">
                <draw:text-box>
                  <text:p><text:span text:style-name="T2">—</text:span></text:p>
                </draw:text-box>
              </draw:frame>
              <draw:custom-shape draw:style-name="gr3" draw:text-style-name="P3" draw:layer="layout" svg:width="0.5cm" svg:height="0.5cm" svg:x="4.733cm" svg:y="13.3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1.539cm" svg:height="0.49cm" svg:x="5.36cm" svg:y="13.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5" draw:text-style-name="P5" draw:layer="layout" svg:width="3.317cm" svg:height="2.221cm" svg:x="3.582cm" svg:y="11.499cm">
              <draw:text-box>
                <text:p><text:span text:style-name="T1">dle</text:span></text:p>
              </draw:text-box>
            </draw:frame>
          </draw:g>
          <draw:frame draw:style-name="gr6" draw:text-style-name="P6" draw:layer="layout" svg:width="6.369cm" svg:height="1.352cm" svg:x="6.553cm" svg:y="12.034cm">
            <draw:text-box>
              <text:p><text:span text:style-name="T3">everygroup’s</text:span></text:p>
            </draw:text-box>
          </draw:frame>
          <draw:frame draw:style-name="gr6" draw:text-style-name="P6" draw:layer="layout" svg:width="6.369cm" svg:height="1.352cm" svg:x="6.744cm" svg:y="12.816cm">
            <draw:text-box>
              <text:p><text:span text:style-name="T3">consensus</text:span></text:p>
            </draw:text-box>
          </draw:frame>
        </draw:g>
        <presentation:notes draw:style-name="dp2">
          <draw:page-thumbnail draw:style-name="gr7" draw:layer="layout" svg:width="14.848cm" svg:height="11.136cm" svg:x="3.075cm" svg:y="2.257cm" draw:page-number="6" presentation:class="page"/>
          <draw:frame presentation:style-name="pr1"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g>
          <draw:g>
            <draw:frame draw:style-name="gr1" draw:text-style-name="P1" draw:layer="layout" svg:width="3.075cm" svg:height="2.22cm" svg:x="1.526cm" svg:y="11.493cm">
              <draw:text-box>
                <text:p><text:span text:style-name="T1">vo</text:span></text:p>
              </draw:text-box>
            </draw:frame>
            <draw:g>
              <draw:frame draw:style-name="gr2" draw:text-style-name="P2" draw:layer="layout" svg:width="1.471cm" svg:height="2.221cm" svg:x="2.825cm" svg:y="12.387cm">
                <draw:text-box>
                  <text:p><text:span text:style-name="T2">—</text:span></text:p>
                </draw:text-box>
              </draw:frame>
              <draw:custom-shape draw:style-name="gr3" draw:text-style-name="P3" draw:layer="layout" svg:width="0.5cm" svg:height="0.5cm" svg:x="4.733cm" svg:y="13.3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1.539cm" svg:height="0.49cm" svg:x="5.36cm" svg:y="13.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5" draw:text-style-name="P5" draw:layer="layout" svg:width="3.317cm" svg:height="2.221cm" svg:x="3.582cm" svg:y="11.499cm">
              <draw:text-box>
                <text:p><text:span text:style-name="T1">dle</text:span></text:p>
              </draw:text-box>
            </draw:frame>
          </draw:g>
          <draw:frame draw:style-name="gr6" draw:text-style-name="P6" draw:layer="layout" svg:width="6.369cm" svg:height="1.352cm" svg:x="6.553cm" svg:y="12.034cm">
            <draw:text-box>
              <text:p><text:span text:style-name="T3">everygroup’s</text:span></text:p>
            </draw:text-box>
          </draw:frame>
          <draw:frame draw:style-name="gr6" draw:text-style-name="P6" draw:layer="layout" svg:width="6.369cm" svg:height="1.352cm" svg:x="6.744cm" svg:y="12.816cm">
            <draw:text-box>
              <text:p><text:span text:style-name="T3">consensus</text:span></text:p>
            </draw:text-box>
          </draw:frame>
        </draw:g>
        <draw:g>
          <draw:frame draw:style-name="gr41" draw:text-style-name="P25" draw:layer="layout" svg:width="7.45cm" svg:height="2.457cm" svg:x="1.45cm" svg:y="1.788cm">
            <draw:text-box>
              <text:p><text:span text:style-name="T10">Outvoted</text:span></text:p>
            </draw:text-box>
          </draw:frame>
          <draw:frame draw:style-name="gr42" draw:text-style-name="P26" draw:layer="layout" svg:width="5.963cm" svg:height="2.458cm" svg:x="1.495cm" svg:y="3.32cm">
            <draw:text-box>
              <text:p><text:span text:style-name="T10">again?</text:span></text:p>
            </draw:text-box>
          </draw:frame>
        </draw:g>
        <draw:g>
          <draw:path draw:style-name="gr43" draw:text-style-name="P9" draw:layer="layout" svg:width="6.381cm" svg:height="1.917cm" svg:x="7.72cm" svg:y="4.601cm" svg:viewBox="0 0 6382 1918" svg:d="M174 0l-16 1-16 3-16 5-16 6-15 8-14 9-14 11-13 11-11 13-11 14-9 14-8 15-6 16-5 16-3 16-1 16v1569l1 16 3 16 5 16 6 16 8 15 9 14 11 14 11 13 13 12 14 10 14 10 15 8 16 6 16 5 16 3 16 1h6033l17-1 16-3 16-5 15-6 15-8 15-10 14-10 12-12 12-13 11-14 9-14 8-15 6-16 5-16 3-16 1-16v-1569l-1-16-3-16-5-16-6-16-8-15-9-14-11-14-12-13-12-11-14-11-15-9-15-8-15-6-16-5-16-3-17-1zM0 0zM6382 1918z">
            <text:p/>
          </draw:path>
          <draw:g>
            <draw:g>
              <draw:polygon draw:style-name="gr44" draw:text-style-name="P21" draw:layer="layout" svg:width="0.087cm" svg:height="0.11cm" svg:x="12.889cm" svg:y="5.793cm" svg:viewBox="0 0 88 111" draw:points="40,111 35,111 31,111 29,110 27,110 25,109 23,108 21,108 19,107 18,106 16,105 14,104 13,102 12,101 10,100 9,98 8,96 7,95 6,93 4,89 3,85 1,81 1,77 0,72 0,67 0,43 0,38 1,34 1,29 3,25 4,21 5,19 6,18 7,16 8,14 9,13 10,11 12,10 13,9 14,8 16,6 18,5 19,4 21,4 23,3 25,2 27,2 31,1 35,0 40,0 48,0 52,0 57,1 61,2 63,2 65,3 67,4 68,4 70,5 72,6 73,8 75,9 76,10 77,11 79,13 80,14 81,16 82,18 83,19 84,21 85,25 86,29 87,34 87,38 88,43 88,67 87,72 87,77 86,81 85,85 84,89 82,93 81,95 80,96 79,98 77,100 76,101 75,102 73,104 72,105 70,106 68,107 67,108 65,108 63,109 61,110 59,110 57,111 52,111 48,111">
                <text:p/>
              </draw:polygon>
              <draw:path draw:style-name="gr44" draw:text-style-name="P21" draw:layer="layout" svg:width="0.093cm" svg:height="0.762cm" svg:x="13.109cm" svg:y="5.141cm" svg:viewBox="0 0 94 763" svg:d="M82 729v4l-1 3v4l-1 1-1 2v1l-1 2-1 1-1 2-1 1-1 1-2 3-2 2-2 1-1 1-1 1-2 1h-1l-2 1h-1l-2 1-3 1h-4-3-4-3l-4-1-1-1h-2l-1-1h-2l-1-1-2-1-1-1-1-1-3-2-2-3-1-1-1-1-1-2-1-1v-2l-1-1-1-2v-1l-1-4v-3-4-523-4-3l1-3v-2l1-2 1-1v-2l1-1 1-1 1-2 1-1 2-3 3-2 1-1 1-1 2-1h1l2-1 1-1h2l1-1 4-1h3 4 3 4l3 1 2 1h1l2 1 1 1h2l1 1 1 1 2 1 2 2 2 3 1 1 1 2 1 1 1 1 1 2v1l1 2 1 2v3l1 3v4zM48 96l-6-1h-5l-5-1-4-1-5-2-2-1-2-1-1-1-2-1-2-1-1-1-2-2-1-1-2-2-1-1-1-2-1-2-1-2-1-1-1-2v-3l-1-4-1-5v-5-11-5l1-5v-2l1-2 1-2v-2l1-2 1-2 1-1 1-2 2-2 1-1 1-2 2-1 2-2 1-1 2-1 2-1 4-2 5-1 4-1 5-1 5-1h6 5l6 1h4l5 2 4 1 4 2 3 2 3 3 3 2 2 3 2 4 2 4 1 4 1 4v5 5 11 5 5l-1 4-1 3-1 2v1l-1 2-1 2-1 2-2 1-1 2-1 1-2 2-1 1-2 1-1 1-2 1-2 1-2 1-4 2-5 1-5 1h-5z">
                <text:p/>
              </draw:path>
              <draw:polygon draw:style-name="gr44" draw:text-style-name="P21" draw:layer="layout" svg:width="0.329cm" svg:height="0.738cm" svg:x="13.297cm" svg:y="5.165cm" svg:viewBox="0 0 330 739" draw:points="184,224 184,605 184,615 185,625 186,634 188,641 189,645 190,648 192,651 193,654 195,657 196,659 198,662 200,664 202,666 204,667 206,669 209,670 211,672 213,673 216,674 219,675 224,677 230,678 236,679 242,679 244,679 246,679 248,679 250,678 254,677 259,676 264,675 268,674 270,674 272,674 274,673 275,673 276,673 278,673 279,674 280,674 281,674 282,675 284,675 285,675 286,676 287,677 288,677 289,678 291,680 293,682 295,684 296,686 297,689 298,691 299,694 300,696 300,699 300,702 300,704 300,706 300,708 299,709 298,711 298,713 297,715 296,716 294,718 293,720 292,721 290,723 288,724 286,726 282,729 277,731 272,733 267,735 262,737 257,738 251,739 245,739 239,739 224,739 210,738 197,736 190,735 184,734 181,733 178,732 175,731 172,729 167,726 161,722 155,718 149,712 144,706 138,700 135,696 133,692 131,688 128,683 125,673 122,663 119,651 117,638 116,624 116,609 116,224 33,224 30,224 26,224 23,223 20,222 17,221 15,219 12,217 10,215 7,213 6,212 5,210 5,209 4,208 3,206 2,205 2,203 1,202 1,200 1,199 0,196 0,192 0,189 1,186 1,184 1,183 2,181 2,180 3,178 4,177 5,176 5,174 6,173 7,172 10,170 12,167 15,166 17,164 20,163 23,162 26,161 30,161 33,161 116,161 116,34 116,31 117,27 117,24 118,22 118,21 119,19 120,18 121,16 121,15 122,13 123,12 126,10 128,7 129,6 131,5 132,5 134,4 135,3 137,2 138,2 140,1 143,1 146,0 150,0 154,0 157,1 160,1 162,2 164,2 165,3 167,4 168,5 169,5 171,6 172,7 175,10 177,12 178,13 179,15 180,16 180,18 181,19 182,21 182,22 183,24 184,27 184,31 184,34 184,161 298,161 299,161 301,161 302,161 304,161 305,162 307,162 308,162 310,163 311,164 312,165 315,166 318,168 320,171 322,173 324,176 326,179 327,182 328,184 329,186 329,187 329,189 330,190 330,193 330,197 329,200 329,202 328,203 328,204 327,206 327,207 326,209 325,210 325,211 324,212 323,213 322,215 321,216 318,218 316,219 313,221 310,222 308,223 304,224 301,224 298,224">
                <text:p/>
              </draw:polygon>
            </draw:g>
            <draw:g>
              <draw:g>
                <draw:polygon draw:style-name="gr18" draw:text-style-name="P23" draw:layer="layout" svg:width="0.598cm" svg:height="0.617cm" svg:x="9.715cm" svg:y="5.299cm" svg:viewBox="0 0 599 618" draw:points="569,6 572,7 575,9 579,12 582,14 584,16 587,19 589,22 591,24 593,27 595,31 596,34 597,37 598,40 599,44 599,48 599,51 599,54 599,56 598,59 598,62 597,64 596,67 595,70 594,73 352,581 350,586 348,590 345,594 343,597 340,601 337,604 334,607 331,609 328,611 324,613 320,615 317,616 313,617 309,618 305,618 300,618 295,618 291,618 287,617 283,616 279,615 275,614 272,612 268,610 265,608 262,605 259,602 256,598 254,595 251,590 248,586 246,581 5,73 3,70 3,68 2,66 1,63 1,61 0,58 0,55 0,52 0,49 0,45 1,41 2,38 3,35 4,31 6,28 8,25 10,22 12,20 15,17 18,15 21,12 24,10 28,8 32,6 34,4 37,3 40,2 43,1 46,1 49,0 52,0 56,0 59,0 62,0 66,1 69,2 72,3 76,4 79,6 82,7 85,9 88,11 90,14 93,16 95,19 97,22 99,25 101,28 299,455 495,28 496,25 498,22 501,19 503,16 506,14 508,11 511,9 515,7 518,6 521,4 525,3 528,2 532,1 535,0 539,0 542,0 546,0 550,0 553,1 556,1 560,2 563,3 566,4">
                  <text:p/>
                </draw:polygon>
                <draw:path draw:style-name="gr18" draw:text-style-name="P23" draw:layer="layout" svg:width="0.626cm" svg:height="0.63cm" svg:x="10.373cm" svg:y="5.292cm" svg:viewBox="0 0 627 631" svg:d="M314 631l-23-1-21-1-22-4-20-4-20-6-20-7-19-8-18-9-17-11-17-11-15-13-14-14-14-14-12-15-12-17-10-17-10-19-8-18-6-20-6-20-4-20-4-22-1-21-1-23 1-23 1-22 4-21 4-21 6-20 6-20 8-18 10-19 10-17 12-17 12-15 14-14 14-14 15-13 17-11 17-11 18-9 19-8 20-7 20-6 20-4 22-3 21-2 23-1 22 1 22 2 21 3 20 4 20 6 19 7 19 8 18 9 17 11 16 11 16 13 14 14 14 14 12 15 12 17 10 17 10 19 8 18 7 20 5 20 5 21 3 21 2 22 1 23-1 23-2 21-3 22-4 20-6 20-7 20-8 18-9 19-11 17-11 17-13 15-13 14-14 14-16 13-16 11-17 11-18 9-19 8-19 7-20 6-21 4-21 4-22 1zM314 529l14-1 14-1 14-2 13-3 13-4 12-5 12-5 12-7 11-7 11-8 10-8 9-9 8-10 8-10 8-11 6-12 6-12 6-13 4-13 4-14 2-14 2-14 2-15v-15-15l-2-15-2-14-2-14-4-14-4-13-6-13-6-12-6-12-8-11-8-11-8-10-9-9-10-8-11-8-11-7-12-7-12-5-12-5-13-4-13-3-14-2-14-1-14-1-14 1-14 1-14 2-13 3-13 4-12 5-13 5-11 7-11 7-11 8-10 8-9 9-9 10-8 11-8 11-6 12-7 12-5 13-4 13-4 14-3 14-2 14-1 15-1 15 1 15 1 15 2 14 3 14 4 14 4 13 5 13 7 12 6 12 8 11 8 10 9 10 9 9 10 8 11 8 11 7 11 7 13 5 12 5 13 4 13 3 14 2 14 1z">
                  <text:p/>
                </draw:path>
              </draw:g>
              <draw:g>
                <draw:path draw:style-name="gr39" draw:text-style-name="P14" draw:layer="layout" svg:width="0.626cm" svg:height="0.892cm" svg:x="11.098cm" svg:y="5.034cm" svg:viewBox="0 0 627 893" svg:d="M569 0h6l6 1 6 1 5 2 3 1 2 1 3 2 2 1 2 2 2 1 3 2 2 2 2 2 1 2 2 2 2 3 1 2 1 2 1 3 2 2 1 6 2 6v6l1 6v518l-1 22-2 22-3 21-5 20-6 20-7 19-8 19-10 18-11 18-12 17-12 15-14 15-14 14-16 12-16 12-18 11-18 10-18 8-19 7-20 6-20 5-20 3-22 2-21 1-22-1-21-2-21-3-20-5-20-6-19-7-19-8-18-10-17-11-17-12-16-12-14-14-14-15-13-15-11-17-11-18-10-18-8-19-7-19-6-20-4-20-3-21-2-22-1-21 1-22 1-22 3-21 5-20 5-20 6-19 8-19 9-18 10-18 11-16 12-16 12-15 14-13 14-13 16-12 16-10 17-10 17-8 18-7 18-6 19-5 19-3 20-2h20 16l16 1 16 3 16 3 15 3 15 5 15 6 14 6 14 7 13 8 13 8 12 10 12 10 12 10 10 11 11 12v-307-6l1-6 1-6 1-3 1-3 1-2 1-3 1-2 2-2 1-3 2-2 2-2 2-2 4-4 2-1 3-2 2-1 3-2 2-1 3-1 5-2 6-1 5-1zM314 790h14l14-1 13-3 13-3 13-4 12-4 12-6 12-7 11-7 11-8 9-8 10-10 9-10 8-10 7-11 7-12 6-13 5-12 5-14 4-13 2-14 2-14 2-15v-14-15l-2-15-2-14-2-14-4-13-5-13-5-13-6-12-7-12-7-11-8-10-9-10-10-9-9-9-11-8-11-7-12-7-12-5-12-5-13-4-13-3-13-2-14-2h-14-14l-14 2-13 2-13 3-13 4-12 5-12 5-12 7-11 7-11 8-10 9-9 9-9 10-8 10-8 11-7 12-6 12-6 13-4 13-4 13-3 14-2 14-1 15-1 15 1 14 1 15 2 14 3 14 4 13 4 14 6 12 6 13 7 12 8 11 8 10 9 10 9 10 10 8 11 8 11 7 12 7 12 6 12 4 13 4 13 3 13 3 14 1z">
                  <text:p/>
                </draw:path>
                <draw:polygon draw:style-name="gr39" draw:text-style-name="P14" draw:layer="layout" svg:width="0.249cm" svg:height="0.887cm" svg:x="11.907cm" svg:y="5.034cm" svg:viewBox="0 0 250 888" draw:points="171,888 158,888 147,887 135,884 124,882 113,878 103,873 92,868 82,862 73,854 64,847 55,838 48,829 40,820 34,809 27,798 22,786 17,774 12,762 8,749 5,735 3,721 1,707 0,693 0,678 0,57 0,51 1,45 2,39 3,37 4,34 5,32 6,29 8,27 9,24 11,22 12,20 16,16 18,14 20,12 22,11 24,9 27,8 29,6 32,5 34,4 37,3 39,2 45,1 51,0 57,0 63,0 69,1 74,2 77,3 80,4 82,5 85,6 87,8 89,9 91,11 94,12 96,14 98,16 100,18 102,20 103,22 105,24 106,27 107,29 109,32 110,34 111,37 111,39 113,45 113,51 114,57 114,678 114,688 115,698 116,707 118,716 120,725 123,733 126,740 130,747 134,754 136,757 138,759 140,762 143,764 145,766 148,768 150,769 153,771 156,772 159,773 161,774 164,774 167,774 171,775 199,775 205,775 210,776 212,776 215,777 217,778 220,779 222,780 224,781 226,782 228,783 230,785 232,787 234,789 236,790 239,795 242,799 245,804 247,809 248,814 249,819 250,825 250,831 250,834 250,837 249,840 249,843 248,846 247,849 246,852 245,854 243,857 242,859 240,861 238,864 236,866 234,868 229,872 223,876 217,879 211,882 204,884 197,886 189,887 181,888 173,888">
                  <text:p/>
                </draw:polygon>
                <draw:path draw:style-name="gr39" draw:text-style-name="P14" draw:layer="layout" svg:width="0.589cm" svg:height="0.63cm" svg:x="12.207cm" svg:y="5.296cm" svg:viewBox="0 0 590 631" svg:d="M590 306v5l-1 5v3l-1 2-1 2-1 3-1 2-1 2-1 2-1 2-2 2-1 2-4 4-3 3-2 2-3 1-2 1-2 1-2 1-2 1-5 2-5 1-6 1h-5-432l4 19 5 19 7 17 8 17 10 15 11 15 13 14 14 12 15 12 16 10 17 8 18 7 19 5 20 4 20 2 21 1h9l8-1 9-1 9-1 9-2 9-2 9-2 9-3 9-3 9-4 8-3 8-4 7-4 7-4 7-4 6-5 4-3 4-2 5-3 4-1 5-2 5-1h5 5 6 5l4 1 5 1 4 2 2 1 2 1 2 1 1 1 2 2 2 1 4 4 5 5 1 2 2 2 2 3 1 2 1 3 1 2 1 3 1 2v3l1 2v3 3 2 3l-1 2v2l-1 3-1 2v2l-2 2-1 2-1 2-2 2-1 2-2 2-2 2-4 4-10 7-11 7-11 7-11 7-13 6-13 5-13 6-14 5-15 4-14 4-14 3-13 3-14 2-13 2-14 1h-13l-23-1-22-1-22-4-21-4-21-6-20-7-19-8-19-9-18-11-17-11-16-13-15-14-14-14-13-15-12-17-11-17-9-19-9-18-7-20-6-20-4-20-3-22-2-21-1-23 1-22 1-22 4-21 4-21 5-20 7-20 8-19 9-18 11-18 11-16 12-16 13-14 14-14 15-12 16-12 17-11 18-9 19-8 18-7 20-6 20-4 21-3 21-2 22-1 22 1 20 1 20 3 20 5 18 5 18 7 17 8 16 9 16 10 14 11 14 12 13 13 11 14 11 15 10 16 9 17 8 17 7 19 6 19 5 19 3 20 3 21 2 22zM307 98l-20 1-20 2-18 3-17 5-17 7-15 7-7 5-7 5-14 10-12 12-11 13-10 14-9 14-8 16-6 17-5 17-4 19h379l-4-19-4-17-5-17-7-16-7-14-9-14-10-13-11-12-6-5-6-5-7-5-6-5-7-4-7-3-8-4-7-3-16-5-16-3-18-2z">
                  <text:p/>
                </draw:path>
              </draw:g>
            </draw:g>
          </draw:g>
          <draw:g>
            <draw:path draw:style-name="gr30" draw:text-style-name="P11" draw:layer="layout" svg:width="1.324cm" svg:height="1.324cm" svg:x="8.082cm" svg:y="4.903cm" svg:viewBox="0 0 1325 1325" svg:d="M662 0l69 3 67 10 64 16 61 22 59 27 54 32 51 38 47 42 42 47 37 50 33 55 27 58 22 61 16 64 10 67 3 70-3 69-10 67-16 64-22 61-27 59-33 54-37 51-42 47-47 42-51 37-54 33-59 27-61 22-64 16-67 10-69 3-70-3-67-10-64-16-61-22-58-27-55-33-50-37-47-42-42-47-38-51-32-54-27-59-22-61-16-64-10-67-3-69 3-70 10-67 16-64 22-61 27-58 32-55 38-50 42-47 47-42 50-38 55-32 58-27 61-22 64-16 67-10zM0 0zM1325 1325z">
              <text:p/>
            </draw:path>
            <draw:polygon draw:style-name="gr31" draw:text-style-name="P19" draw:layer="layout" svg:width="0.703cm" svg:height="0.725cm" svg:x="8.14cm" svg:y="4.828cm" svg:viewBox="0 0 704 726" draw:points="668,7 672,9 676,11 680,14 683,16 686,19 689,22 692,25 694,29 697,32 698,36 700,40 701,44 702,48 703,52 704,56 704,60 704,63 703,66 703,69 702,72 701,76 700,79 699,82 697,85 414,682 411,688 409,693 406,697 403,702 399,705 396,709 392,712 389,715 385,718 381,720 376,722 372,724 367,725 363,726 358,726 352,726 347,726 342,726 337,725 332,724 327,722 323,721 319,719 315,716 311,714 308,710 304,707 301,703 298,698 295,693 291,688 288,682 5,85 4,83 3,80 2,77 1,74 1,71 0,68 0,65 0,61 0,57 1,53 1,49 2,44 4,41 5,37 7,33 9,30 12,26 15,23 18,20 21,17 25,14 29,12 33,9 37,7 40,5 44,4 47,3 50,2 54,1 58,0 61,0 65,0 69,0 73,1 77,1 81,2 85,3 89,5 92,7 96,9 100,11 103,13 106,16 109,19 112,22 114,26 117,29 119,33 351,534 581,33 583,29 585,26 588,22 591,19 594,16 597,13 600,11 604,9 608,7 612,5 616,3 620,2 624,1 628,1 633,0 637,0 641,0 645,0 649,1 653,2 657,3 661,4 664,5">
              <text:p/>
            </draw:polygon>
            <draw:g>
              <draw:polygon draw:style-name="gr32" draw:text-style-name="P19" draw:layer="layout" svg:width="0.659cm" svg:height="0.134cm" svg:x="8.038cm" svg:y="5.706cm" svg:viewBox="0 0 660 135" draw:points="68,135 61,135 54,134 47,132 41,130 38,129 35,128 32,126 30,124 24,121 19,116 17,114 15,111 13,109 11,106 9,103 8,101 6,98 5,95 4,92 3,89 1,82 0,75 0,68 0,61 1,54 3,47 4,44 5,41 6,38 8,35 9,32 11,30 13,27 15,24 19,19 24,15 27,13 30,11 32,9 35,8 38,6 41,5 44,4 47,3 54,1 61,0 68,0 592,0 598,0 605,1 611,3 615,4 618,5 621,6 623,8 629,11 634,15 640,19 644,24 646,27 648,30 650,32 652,35 653,38 655,41 656,44 657,47 658,51 658,54 659,61 660,68 659,75 658,82 658,85 657,88 656,91 655,94 653,97 652,100 650,103 648,105 644,111 640,115 634,120 629,124 623,127 621,129 618,130 615,131 611,132 605,134 598,135 592,135">
                <text:p/>
              </draw:polygon>
              <draw:path draw:style-name="gr33" draw:text-style-name="P9" draw:layer="layout" svg:width="0.378cm" svg:height="0.378cm" svg:x="8.623cm" svg:y="5.586cm" svg:viewBox="0 0 379 379" svg:d="M189 0l20 1 19 3 19 4 17 6 17 8 15 10 15 10 13 12 12 14 11 14 9 16 8 16 6 18 5 18 3 19v20 20l-3 19-5 19-6 17-8 17-9 15-11 15-12 13-13 12-15 11-15 9-17 8-17 6-19 5-19 3h-20-20l-19-3-18-5-18-6-16-8-16-9-14-11-14-12-12-13-10-15-10-15-8-17-6-17-4-19-3-19-1-20 1-20 3-19 4-18 6-18 8-16 10-16 10-14 12-14 14-12 14-10 16-10 16-8 18-6 18-4 19-3zM0 0zM379 379z">
                <text:p/>
              </draw:path>
            </draw:g>
            <draw:path draw:style-name="gr34" draw:text-style-name="P9" draw:layer="layout" svg:width="0.492cm" svg:height="0.371cm" svg:x="9.097cm" svg:y="5.589cm" svg:viewBox="0 0 493 372" svg:d="M61 0h-5l-6 1-6 2-5 2-6 3-5 3-5 4-4 4-4 4-4 5-3 5-3 6-2 5-2 6-1 6v5 249 5l1 6 2 6 2 5 3 6 3 5 4 5 4 4 4 4 5 4 5 4 6 2 5 3 6 1 6 1 5 1h370l6-1 5-1 6-1 5-3 6-2 5-4 5-4 4-4 5-4 3-5 4-5 2-6 3-5 1-6 1-6 1-5v-249l-1-5-1-6-1-6-3-5-2-6-4-5-3-5-5-4-4-4-5-4-5-3-6-3-5-2-6-2-5-1h-6zM0 0zM493 372z">
              <text:p/>
            </draw:path>
          </draw:g>
        </draw:g>
        <presentation:notes draw:style-name="dp2">
          <draw:page-thumbnail draw:style-name="gr7" draw:layer="layout" svg:width="14.848cm" svg:height="11.136cm" svg:x="3.075cm" svg:y="2.257cm" draw:page-number="7" presentation:class="page"/>
          <draw:frame presentation:style-name="pr1"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g>
          <draw:g>
            <draw:frame draw:style-name="gr1" draw:text-style-name="P1" draw:layer="layout" svg:width="3.075cm" svg:height="2.22cm" svg:x="3.526cm" svg:y="11.493cm">
              <draw:text-box>
                <text:p><text:span text:style-name="T1">vo</text:span></text:p>
              </draw:text-box>
            </draw:frame>
            <draw:g>
              <draw:frame draw:style-name="gr2" draw:text-style-name="P2" draw:layer="layout" svg:width="1.471cm" svg:height="2.221cm" svg:x="4.825cm" svg:y="12.387cm">
                <draw:text-box>
                  <text:p><text:span text:style-name="T2">—</text:span></text:p>
                </draw:text-box>
              </draw:frame>
              <draw:custom-shape draw:style-name="gr3" draw:text-style-name="P3" draw:layer="layout" svg:width="0.5cm" svg:height="0.5cm" svg:x="6.733cm" svg:y="13.3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1.539cm" svg:height="0.49cm" svg:x="7.36cm" svg:y="13.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5" draw:text-style-name="P5" draw:layer="layout" svg:width="3.317cm" svg:height="2.221cm" svg:x="5.582cm" svg:y="11.499cm">
              <draw:text-box>
                <text:p><text:span text:style-name="T1">dle</text:span></text:p>
              </draw:text-box>
            </draw:frame>
          </draw:g>
          <draw:frame draw:style-name="gr6" draw:text-style-name="P6" draw:layer="layout" svg:width="6.369cm" svg:height="1.352cm" svg:x="8.553cm" svg:y="12.034cm">
            <draw:text-box>
              <text:p><text:span text:style-name="T3">everygroup’s</text:span></text:p>
            </draw:text-box>
          </draw:frame>
          <draw:frame draw:style-name="gr6" draw:text-style-name="P6" draw:layer="layout" svg:width="6.369cm" svg:height="1.352cm" svg:x="8.744cm" svg:y="12.816cm">
            <draw:text-box>
              <text:p><text:span text:style-name="T3">consensus</text:span></text:p>
            </draw:text-box>
          </draw:frame>
        </draw:g>
        <draw:frame draw:style-name="gr45" draw:text-style-name="P25" draw:layer="layout" svg:width="9.337cm" svg:height="2.457cm" svg:x="1.45cm" svg:y="1.788cm">
          <draw:text-box>
            <text:p><text:span text:style-name="T10">Love d**dle?</text:span></text:p>
          </draw:text-box>
        </draw:frame>
        <draw:frame draw:style-name="gr46" draw:text-style-name="P26" draw:layer="layout" svg:width="6.555cm" svg:height="2.237cm" svg:x="1.495cm" svg:y="3.32cm">
          <draw:text-box>
            <text:p><text:span text:style-name="T10">Will love</text:span></text:p>
          </draw:text-box>
        </draw:frame>
        <draw:g>
          <draw:custom-shape draw:style-name="gr9" draw:text-style-name="P9" draw:layer="layout" svg:width="2.861cm" svg:height="2.861cm" svg:x="1.724cm" svg:y="5.399cm">
            <text:p/>
            <draw:enhanced-geometry svg:viewBox="0 0 21600 21600" draw:mirror-horizontal="false" draw:mirror-vertical="false" draw:path-stretchpoint-x="10800" draw:path-stretchpoint-y="10800" draw:text-areas="?f3 ?f4 ?f5 ?f6" draw:type="round-rectangle" draw:modifiers="1909.443725743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0" draw:layer="layout" svg:width="1.543cm" svg:height="2.22cm" svg:x="1.957cm" svg:y="5.591cm">
            <draw:text-box>
              <text:p><text:span text:style-name="T5">v</text:span></text:p>
            </draw:text-box>
          </draw:frame>
          <draw:g>
            <draw:frame draw:style-name="gr2" draw:text-style-name="P10" draw:layer="layout" svg:width="1.471cm" svg:height="2.221cm" svg:x="1.932cm" svg:y="6.361cm">
              <draw:text-box>
                <text:p><text:span text:style-name="T5">–</text:span></text:p>
              </draw:text-box>
            </draw:frame>
            <draw:custom-shape draw:style-name="gr10" draw:text-style-name="P11" draw:layer="layout" svg:width="0.5cm" svg:height="0.5cm" svg:x="2.864cm" svg:y="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 draw:text-style-name="P11" draw:layer="layout" svg:width="0.65cm" svg:height="0.49cm" svg:x="3.491cm" svg:y="7.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46" draw:text-style-name="P26" draw:layer="layout" svg:width="8.404cm" svg:height="2.237cm" svg:x="4.596cm" svg:y="4.845cm">
          <draw:text-box>
            <text:p><text:span text:style-name="T10">even more</text:span></text:p>
          </draw:text-box>
        </draw:frame>
        <presentation:notes draw:style-name="dp2">
          <draw:page-thumbnail draw:style-name="gr7" draw:layer="layout" svg:width="14.848cm" svg:height="11.136cm" svg:x="3.075cm" svg:y="2.257cm" draw:page-number="8" presentation:class="page"/>
          <draw:frame presentation:style-name="pr1"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g>
          <draw:g>
            <draw:frame draw:style-name="gr1" draw:text-style-name="P1" draw:layer="layout" svg:width="3.075cm" svg:height="2.22cm" svg:x="1.526cm" svg:y="11.493cm">
              <draw:text-box>
                <text:p><text:span text:style-name="T1">vo</text:span></text:p>
              </draw:text-box>
            </draw:frame>
            <draw:g>
              <draw:frame draw:style-name="gr2" draw:text-style-name="P2" draw:layer="layout" svg:width="1.471cm" svg:height="2.221cm" svg:x="2.825cm" svg:y="12.387cm">
                <draw:text-box>
                  <text:p><text:span text:style-name="T2">—</text:span></text:p>
                </draw:text-box>
              </draw:frame>
              <draw:custom-shape draw:style-name="gr3" draw:text-style-name="P3" draw:layer="layout" svg:width="0.5cm" svg:height="0.5cm" svg:x="4.733cm" svg:y="13.3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1.539cm" svg:height="0.49cm" svg:x="5.36cm" svg:y="13.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5" draw:text-style-name="P5" draw:layer="layout" svg:width="3.317cm" svg:height="2.221cm" svg:x="3.582cm" svg:y="11.499cm">
              <draw:text-box>
                <text:p><text:span text:style-name="T1">dle</text:span></text:p>
              </draw:text-box>
            </draw:frame>
          </draw:g>
          <draw:frame draw:style-name="gr6" draw:text-style-name="P6" draw:layer="layout" svg:width="6.369cm" svg:height="1.352cm" svg:x="6.553cm" svg:y="12.034cm">
            <draw:text-box>
              <text:p><text:span text:style-name="T3">everygroup’s</text:span></text:p>
            </draw:text-box>
          </draw:frame>
          <draw:frame draw:style-name="gr6" draw:text-style-name="P6" draw:layer="layout" svg:width="6.369cm" svg:height="1.352cm" svg:x="6.744cm" svg:y="12.816cm">
            <draw:text-box>
              <text:p><text:span text:style-name="T3">consensus</text:span></text:p>
            </draw:text-box>
          </draw:frame>
        </draw:g>
        <draw:frame draw:style-name="gr47" draw:text-style-name="P25" draw:layer="layout" svg:width="9.019cm" svg:height="2.457cm" svg:x="1.45cm" svg:y="1.788cm">
          <draw:text-box>
            <text:p><text:span text:style-name="T10">Democracy</text:span></text:p>
          </draw:text-box>
        </draw:frame>
        <draw:frame draw:style-name="gr46" draw:text-style-name="P26" draw:layer="layout" svg:width="14.955cm" svg:height="2.237cm" svg:x="1.495cm" svg:y="3.32cm">
          <draw:text-box>
            <text:p><text:span text:style-name="T10">= </text:span><text:span text:style-name="T11">the people rule</text:span></text:p>
          </draw:text-box>
        </draw:frame>
        <draw:frame draw:style-name="gr48" draw:text-style-name="P27" draw:layer="layout" svg:width="14.683cm" svg:height="4.223cm" svg:x="1.517cm" svg:y="4.874cm">
          <draw:text-box>
            <text:p><text:span text:style-name="T11">(yes, e <text:s text:c="3"/>eryone)</text:span></text:p>
          </draw:text-box>
        </draw:frame>
        <draw:g>
          <draw:path draw:style-name="gr17" draw:text-style-name="P9" draw:layer="layout" svg:width="1.785cm" svg:height="1.785cm" svg:x="6.451cm" svg:y="5.726cm" svg:viewBox="0 0 1786 1786" svg:d="M892 0c506 0 893 386 893 892s-387 893-893 893-892-387-892-893 386-892 892-892zM0 0zM1786 1786z">
            <text:p/>
          </draw:path>
          <draw:path draw:style-name="gr18" draw:text-style-name="P14" draw:layer="layout" svg:width="0.948cm" svg:height="0.978cm" svg:x="6.53cm" svg:y="5.624cm" svg:viewBox="0 0 949 979" svg:d="M900 9c16 7 28 17 36 30 9 12 13 26 13 42 0 11-3 22-9 34l-382 805c-18 40-45 59-83 59-20 0-37-4-50-13s-25-24-36-46l-382-805c-5-9-7-20-7-32 0-33 17-57 50-74 11-6 24-9 38-9 15 0 28 4 42 12 13 8 23 19 30 33l314 675 309-675c7-14 18-25 32-33s28-12 44-12c15 0 29 3 41 9z">
            <text:p/>
          </draw:path>
          <draw:g>
            <draw:path draw:style-name="gr19" draw:text-style-name="P14" draw:layer="layout" svg:width="0.888cm" svg:height="0.181cm" svg:x="6.393cm" svg:y="6.808cm" svg:viewBox="0 0 889 182" svg:d="M92 182c-27 0-48-9-66-25-17-17-26-39-26-65 0-27 9-48 26-66 18-17 39-26 66-26h706c25 0 46 9 64 26 18 18 27 39 27 66 0 25-9 46-27 64-18 17-39 26-64 26z">
              <text:p/>
            </draw:path>
            <draw:path draw:style-name="gr20" draw:text-style-name="P11" draw:layer="layout" svg:width="0.51cm" svg:height="0.51cm" svg:x="7.181cm" svg:y="6.646cm" svg:viewBox="0 0 511 511" svg:d="M255 0c145 0 255 110 255 255s-110 255-255 255-255-110-255-255 110-255 255-255zM0 0zM511 511z">
              <text:p/>
            </draw:path>
          </draw:g>
          <draw:path draw:style-name="gr21" draw:text-style-name="P11" draw:layer="layout" svg:width="0.663cm" svg:height="0.5cm" svg:x="7.821cm" svg:y="6.65cm" svg:viewBox="0 0 664 501" svg:d="M83 0c-42 0-83 41-83 83 0 111 0 223 0 334 0 42 41 84 83 84 166 0 332 0 498 0 42 0 83-42 83-84 0-111 0-223 0-334 0-42-41-83-83-83-166 0-332 0-498 0zM0 0zM664 501z">
            <text:p/>
          </draw:path>
        </draw:g>
        <presentation:notes draw:style-name="dp2">
          <draw:page-thumbnail draw:style-name="gr7" draw:layer="layout" svg:width="14.848cm" svg:height="11.136cm" svg:x="3.075cm" svg:y="2.257cm" draw:page-number="9" presentation:class="page"/>
          <draw:frame presentation:style-name="pr1"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mfortaa" svg:font-family="Comfortaa"/>
    <style:font-face style:name="Comfortaa1" svg:font-family="Comfortaa"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erif2" svg:font-family="'Liberation Serif'" style:font-family-generic="swiss" style:font-pitch="variable"/>
    <style:font-face style:name="Lucida Sans" svg:font-family="'Lucida Sans'" style:font-family-generic="swiss" style:font-pitch="variable"/>
    <style:font-face style:name="Lucida Sans Unicode" svg:font-family="'Lucida Sans Unicode'" style:font-pitch="variable"/>
    <style:font-face style:name="Lucida Sans Unicode1" svg:font-family="'Lucida Sans Unicode'" style:font-family-generic="system" style:font-pitch="variable"/>
    <style:font-face style:name="Lucida Sans1" svg:font-family="'Lucida Sans'" style:font-family-generic="swiss"/>
    <style:font-face style:name="Lucida Sans2" svg:font-family="'Lucida Sans'" style:font-pitch="variable"/>
    <style:font-face style:name="Lucida Sans3" svg:font-family="'Lucida Sans'"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Quicksand" svg:font-family="Quicksand" style:font-pitch="variable"/>
    <style:font-face style:name="Tahoma" svg:font-family="Tahoma" style:font-family-generic="system" style:font-pitch="variable"/>
    <style:font-face style:name="Tahoma1" svg:font-family="Tahoma"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ucida Sans Unicode1" style:font-family-asian="'Lucida Sans Unicode'" style:font-family-generic-asian="system" style:font-pitch-asian="variable" style:font-size-asian="18pt" style:font-style-asian="normal" style:font-weight-asian="normal" style:font-name-complex="Lucida Sans3"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Normal" style:family="graphic">
      <style:paragraph-properties style:text-autospace="none"/>
      <style:text-properties style:use-window-font-color="true" loext:opacity="0%" style:font-name="Liberation Serif1" fo:font-family="'Liberation Serif', 'Times New Roman'" style:font-family-generic="roman" style:font-pitch="variable" fo:font-size="12pt" fo:language="en" fo:country="GB" style:letter-kerning="true" style:font-name-asian="Lucida Sans" style:font-family-asian="'Lucida 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Lucida Sans" style:font-family-asian="'Lucida Sans'" style:font-family-generic-asian="swiss"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Lucida Sans" style:font-family-asian="'Lucida Sans'" style:font-family-generic-asian="swis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style:font-name="Liberation Sans2" fo:font-family="'Liberation Sans', Arial" style:font-family-generic="swiss" style:font-pitch="variable" fo:font-size="14pt" fo:font-weight="bold" style:font-name-asian="Lucida Sans" style:font-family-asian="'Lucida Sans'" style:font-family-generic-asian="swiss" style:font-pitch-asian="variable" style:font-size-asian="14pt" style:font-weight-asian="bold" style:font-weight-complex="bold"/>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Lucida Sans1" style:font-family-asian="'Lucida Sans'" style:font-family-generic-asian="swiss"/>
    </style:style>
    <style:style style:name="Caption" style:family="graphic">
      <style:paragraph-properties fo:margin-top="0.374cm" fo:margin-bottom="0.374cm" style:text-autospace="none"/>
      <style:text-properties fo:font-style="italic" style:font-name-asian="Lucida Sans1" style:font-family-asian="'Lucida 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Lucida Sans1" style:font-family-asian="'Lucida 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ucida Sans Unicode1" style:font-family-asian="'Lucida Sans Unicode'" style:font-family-generic-asian="system" style:font-pitch-asian="variable" style:font-size-asian="20pt" style:font-style-asian="normal" style:font-weight-asian="normal" style:font-name-complex="Lucida Sans3"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ucida Sans Unicode1" style:font-family-asian="'Lucida Sans Unicode'" style:font-family-generic-asian="system" style:font-pitch-asian="variable" style:font-size-asian="32pt" style:font-style-asian="normal" style:font-weight-asian="normal" style:font-name-complex="Lucida Sans3"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ucida Sans Unicode1" style:font-family-asian="'Lucida Sans Unicode'" style:font-family-generic-asian="system" style:font-pitch-asian="variable" style:font-size-asian="32pt" style:font-style-asian="normal" style:font-weight-asian="normal" style:font-name-complex="Lucida Sans3"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ucida Sans Unicode1" style:font-family-asian="'Lucida Sans Unicode'" style:font-family-generic-asian="system" style:font-pitch-asian="variable" style:font-size-asian="44pt" style:font-style-asian="normal" style:font-weight-asian="normal" style:font-name-complex="Lucida Sans3"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6cm" fo:page-height="16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7.575cm" svg:height="7.575cm" svg:x="1.712cm" svg:y="2.485cm"/>
      <draw:page-thumbnail draw:layer="backgroundobjects" svg:width="7.575cm" svg:height="7.575cm" svg:x="1.712cm" svg:y="11.061cm"/>
      <draw:page-thumbnail draw:layer="backgroundobjects" svg:width="7.575cm" svg:height="7.575cm" svg:x="1.712cm" svg:y="19.637cm"/>
      <draw:page-thumbnail draw:layer="backgroundobjects" svg:width="7.575cm" svg:height="7.575cm" svg:x="11.712cm" svg:y="2.485cm"/>
      <draw:page-thumbnail draw:layer="backgroundobjects" svg:width="7.575cm" svg:height="7.575cm" svg:x="11.712cm" svg:y="11.061cm"/>
      <draw:page-thumbnail draw:layer="backgroundobjects" svg:width="7.575cm" svg:height="7.575cm" svg:x="11.712cm" svg:y="19.637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Jobst Heitzig</meta:initial-creator>
    <meta:creation-date>2016-01-31T15:10:35.196011257</meta:creation-date>
    <dc:date>2022-04-19T16:14:40.210518697</dc:date>
    <dc:creator>Jobst Heitzig</dc:creator>
    <meta:editing-duration>PT2H44M33S</meta:editing-duration>
    <meta:editing-cycles>25</meta:editing-cycles>
    <meta:generator>LibreOffice/7.3.2.2$Linux_X86_64 LibreOffice_project/30$Build-2</meta:generator>
    <meta:document-statistic meta:object-count="248"/>
  </office:meta>
</office:document-meta>
</file>